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ngXian" svg:font-family="DengXian, 'Arial Unicode MS'" style:font-pitch="variable"/>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8319in" fo:margin-left="-0.0785in" table:align="left" style:writing-mode="lr-tb"/>
    </style:style>
    <style:style style:name="Table1.A" style:family="table-column">
      <style:table-column-properties style:column-width="1.9417in"/>
    </style:style>
    <style:style style:name="Table1.C" style:family="table-column">
      <style:table-column-properties style:column-width="1.948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2" style:family="table">
      <style:table-properties style:width="4.0979in" fo:margin-left="0.1215in" table:align="left" style:writing-mode="lr-tb"/>
    </style:style>
    <style:style style:name="Table2.A" style:family="table-column">
      <style:table-column-properties style:column-width="0.5111in"/>
    </style:style>
    <style:style style:name="Table2.C" style:family="table-column">
      <style:table-column-properties style:column-width="0.5118in"/>
    </style:style>
    <style:style style:name="Table2.H" style:family="table-column">
      <style:table-column-properties style:column-width="0.5188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H1"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6.4333in" fo:margin-left="-0.0785in" table:align="left" style:writing-mode="lr-tb"/>
    </style:style>
    <style:style style:name="Table3.A" style:family="table-column">
      <style:table-column-properties style:column-width="1.5146in"/>
    </style:style>
    <style:style style:name="Table3.B" style:family="table-column">
      <style:table-column-properties style:column-width="1.8813in"/>
    </style:style>
    <style:style style:name="Table3.C" style:family="table-column">
      <style:table-column-properties style:column-width="1.3889in"/>
    </style:style>
    <style:style style:name="Table3.D" style:family="table-column">
      <style:table-column-properties style:column-width="1.6486in"/>
    </style:style>
    <style:style style:name="Table3.1" style:family="table-row">
      <style:table-row-properties style:min-row-height="0.3347in"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Table3.2" style:family="table-row">
      <style:table-row-properties style:min-row-height="0.6542in" fo:keep-together="auto"/>
    </style:style>
    <style:style style:name="Table4" style:family="table">
      <style:table-properties style:width="6.4333in" fo:margin-left="-0.0785in" table:align="left" style:writing-mode="lr-tb"/>
    </style:style>
    <style:style style:name="Table4.A" style:family="table-column">
      <style:table-column-properties style:column-width="1.5146in"/>
    </style:style>
    <style:style style:name="Table4.B" style:family="table-column">
      <style:table-column-properties style:column-width="1.8813in"/>
    </style:style>
    <style:style style:name="Table4.C" style:family="table-column">
      <style:table-column-properties style:column-width="1.3889in"/>
    </style:style>
    <style:style style:name="Table4.D" style:family="table-column">
      <style:table-column-properties style:column-width="1.6486in"/>
    </style:style>
    <style:style style:name="Table4.1" style:family="table-row">
      <style:table-row-properties style:min-row-height="0.3347in"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1" style:family="table-cell">
      <style:table-cell-properties style:vertical-align="top" fo:padding-left="0.075in" fo:padding-right="0.075in" fo:padding-top="0in" fo:padding-bottom="0in" fo:border="0.5pt solid #000000" style:writing-mode="lr-tb"/>
    </style:style>
    <style:style style:name="Table4.2" style:family="table-row">
      <style:table-row-properties style:min-row-height="0.6542in" fo:keep-together="auto"/>
    </style:style>
    <style:style style:name="Table5" style:family="table">
      <style:table-properties style:width="6.4333in" fo:margin-left="-0.0785in" table:align="left" style:writing-mode="lr-tb"/>
    </style:style>
    <style:style style:name="Table5.A" style:family="table-column">
      <style:table-column-properties style:column-width="1.5146in"/>
    </style:style>
    <style:style style:name="Table5.B" style:family="table-column">
      <style:table-column-properties style:column-width="1.8813in"/>
    </style:style>
    <style:style style:name="Table5.C" style:family="table-column">
      <style:table-column-properties style:column-width="1.3889in"/>
    </style:style>
    <style:style style:name="Table5.D" style:family="table-column">
      <style:table-column-properties style:column-width="1.6486in"/>
    </style:style>
    <style:style style:name="Table5.1" style:family="table-row">
      <style:table-row-properties style:min-row-height="0.3347in"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6542in" fo:keep-together="auto"/>
    </style:style>
    <style:style style:name="Table6" style:family="table">
      <style:table-properties style:width="6.4333in" fo:margin-left="-0.0785in" table:align="left" style:writing-mode="lr-tb"/>
    </style:style>
    <style:style style:name="Table6.A" style:family="table-column">
      <style:table-column-properties style:column-width="1.5146in"/>
    </style:style>
    <style:style style:name="Table6.B" style:family="table-column">
      <style:table-column-properties style:column-width="1.809in"/>
    </style:style>
    <style:style style:name="Table6.C" style:family="table-column">
      <style:table-column-properties style:column-width="1.4611in"/>
    </style:style>
    <style:style style:name="Table6.D" style:family="table-column">
      <style:table-column-properties style:column-width="1.6486in"/>
    </style:style>
    <style:style style:name="Table6.1" style:family="table-row">
      <style:table-row-properties style:min-row-height="0.3347in"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1" style:family="table-cell">
      <style:table-cell-properties style:vertical-align="top" fo:padding-left="0.075in" fo:padding-right="0.075in" fo:padding-top="0in" fo:padding-bottom="0in" fo:border="0.5pt solid #000000" style:writing-mode="lr-tb"/>
    </style:style>
    <style:style style:name="Table6.2" style:family="table-row">
      <style:table-row-properties style:min-row-height="0.6542in" fo:keep-together="auto"/>
    </style:style>
    <style:style style:name="Table7" style:family="table">
      <style:table-properties style:width="6.4333in" fo:margin-left="-0.0785in" table:align="left" style:writing-mode="lr-tb"/>
    </style:style>
    <style:style style:name="Table7.A" style:family="table-column">
      <style:table-column-properties style:column-width="1.5146in"/>
    </style:style>
    <style:style style:name="Table7.B" style:family="table-column">
      <style:table-column-properties style:column-width="1.8813in"/>
    </style:style>
    <style:style style:name="Table7.C" style:family="table-column">
      <style:table-column-properties style:column-width="1.3889in"/>
    </style:style>
    <style:style style:name="Table7.D" style:family="table-column">
      <style:table-column-properties style:column-width="1.6486in"/>
    </style:style>
    <style:style style:name="Table7.1" style:family="table-row">
      <style:table-row-properties style:min-row-height="0.3347in" fo:keep-together="auto"/>
    </style:style>
    <style:style style:name="Table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1" style:family="table-cell">
      <style:table-cell-properties style:vertical-align="top" fo:padding-left="0.075in" fo:padding-right="0.075in" fo:padding-top="0in" fo:padding-bottom="0in" fo:border="0.5pt solid #000000" style:writing-mode="lr-tb"/>
    </style:style>
    <style:style style:name="Table7.2" style:family="table-row">
      <style:table-row-properties style:min-row-height="0.6542in" fo:keep-together="auto"/>
    </style:style>
    <style:style style:name="Table8" style:family="table">
      <style:table-properties style:width="6.4333in" fo:margin-left="-0.0785in" table:align="left" style:writing-mode="lr-tb"/>
    </style:style>
    <style:style style:name="Table8.A" style:family="table-column">
      <style:table-column-properties style:column-width="1.7646in"/>
    </style:style>
    <style:style style:name="Table8.B" style:family="table-column">
      <style:table-column-properties style:column-width="1.6313in"/>
    </style:style>
    <style:style style:name="Table8.C" style:family="table-column">
      <style:table-column-properties style:column-width="1.3889in"/>
    </style:style>
    <style:style style:name="Table8.D" style:family="table-column">
      <style:table-column-properties style:column-width="1.6486in"/>
    </style:style>
    <style:style style:name="Table8.1" style:family="table-row">
      <style:table-row-properties style:min-row-height="0.3347in" fo:keep-together="auto"/>
    </style:style>
    <style:style style:name="Table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1" style:family="table-cell">
      <style:table-cell-properties style:vertical-align="top" fo:padding-left="0.075in" fo:padding-right="0.075in" fo:padding-top="0in" fo:padding-bottom="0in" fo:border="0.5pt solid #000000" style:writing-mode="lr-tb"/>
    </style:style>
    <style:style style:name="Table9" style:family="table">
      <style:table-properties style:width="6.4333in" fo:margin-left="-0.0785in" table:align="left" style:writing-mode="lr-tb"/>
    </style:style>
    <style:style style:name="Table9.A" style:family="table-column">
      <style:table-column-properties style:column-width="1.7646in"/>
    </style:style>
    <style:style style:name="Table9.B" style:family="table-column">
      <style:table-column-properties style:column-width="1.6313in"/>
    </style:style>
    <style:style style:name="Table9.C" style:family="table-column">
      <style:table-column-properties style:column-width="1.3889in"/>
    </style:style>
    <style:style style:name="Table9.D" style:family="table-column">
      <style:table-column-properties style:column-width="1.6486in"/>
    </style:style>
    <style:style style:name="Table9.1" style:family="table-row">
      <style:table-row-properties style:min-row-height="0.3347in" fo:keep-together="auto"/>
    </style:style>
    <style:style style:name="Table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D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DengXian" fo:font-size="16pt" fo:font-weight="bold" style:font-name-asian="DengXian" style:font-size-asian="16pt" style:font-weight-asian="bold" style:font-name-complex="DengXian" style:font-size-complex="16pt"/>
    </style:style>
    <style:style style:name="P3" style:family="paragraph" style:parent-style-name="Standard">
      <style:text-properties style:font-name="DengXian" style:font-name-asian="DengXian" style:font-name-complex="DengXian"/>
    </style:style>
    <style:style style:name="P4" style:family="paragraph" style:parent-style-name="Standard">
      <style:text-properties style:font-name="DengXian" style:font-name-asian="DengXian" style:font-name-complex="DengXian"/>
    </style:style>
    <style:style style:name="P5" style:family="paragraph" style:parent-style-name="Standard">
      <style:paragraph-properties fo:text-align="center" style:justify-single-word="false"/>
      <style:text-properties style:font-name="DengXian" style:font-name-asian="DengXian" style:font-name-complex="DengXian"/>
    </style:style>
    <style:style style:name="P6" style:family="paragraph" style:parent-style-name="Standard">
      <style:paragraph-properties fo:text-align="center" style:justify-single-word="false" style:snap-to-layout-grid="false"/>
      <style:text-properties style:font-name="DengXian" style:font-name-asian="DengXian" style:font-name-complex="DengXian"/>
    </style:style>
    <style:style style:name="P7" style:family="paragraph" style:parent-style-name="Standard" style:list-style-name="WW8Num12">
      <style:text-properties style:font-name="DengXian" style:font-name-asian="DengXian" style:font-name-complex="DengXian"/>
    </style:style>
    <style:style style:name="P8" style:family="paragraph" style:parent-style-name="Standard" style:list-style-name="WW8Num5">
      <style:paragraph-properties fo:text-align="start" style:justify-single-word="false"/>
      <style:text-properties style:font-name="DengXian" style:font-name-asian="DengXian" style:font-name-complex="DengXian"/>
    </style:style>
    <style:style style:name="P9" style:family="paragraph" style:parent-style-name="Standard">
      <style:text-properties style:font-name="DengXian" style:font-name-asian="DengXian" style:font-name-complex="DengXian" style:font-size-complex="10.5pt"/>
    </style:style>
    <style:style style:name="P10" style:family="paragraph" style:parent-style-name="Standard">
      <style:text-properties style:font-name="DengXian" style:font-name-asian="DengXian" style:font-name-complex="DengXian" style:font-size-complex="10.5pt"/>
    </style:style>
    <style:style style:name="P11" style:family="paragraph" style:parent-style-name="Standard">
      <style:paragraph-properties style:snap-to-layout-grid="false"/>
      <style:text-properties style:font-name="DengXian" style:font-name-asian="DengXian" style:font-name-complex="DengXian" style:font-size-complex="10.5pt"/>
    </style:style>
    <style:style style:name="P12" style:family="paragraph" style:parent-style-name="Standard" style:list-style-name="WW8Num12">
      <style:text-properties style:font-name="DengXian" style:font-name-asian="DengXian" style:font-name-complex="DengXian"/>
    </style:style>
    <style:style style:name="P13" style:family="paragraph" style:parent-style-name="Standard">
      <style:text-properties style:font-name="DengXian" fo:font-size="14pt" fo:font-weight="bold" style:font-name-asian="DengXian" style:font-size-asian="14pt" style:font-weight-asian="bold" style:font-name-complex="DengXian" style:font-weight-complex="bold"/>
    </style:style>
    <style:style style:name="P14" style:family="paragraph" style:parent-style-name="Standard">
      <style:text-properties style:font-name="DengXian" fo:font-size="14pt" fo:font-weight="bold" style:font-name-asian="DengXian" style:font-size-asian="14pt" style:font-weight-asian="bold" style:font-name-complex="DengXian" style:font-size-complex="14pt" style:font-weight-complex="bold"/>
    </style:style>
    <style:style style:name="P15" style:family="paragraph" style:parent-style-name="Standard" style:list-style-name="WW8Num4">
      <style:text-properties style:font-name="DengXian" fo:font-size="14pt" fo:font-weight="bold" style:font-name-asian="DengXian" style:font-size-asian="14pt" style:font-weight-asian="bold" style:font-name-complex="DengXian" style:font-size-complex="14pt" style:font-weight-complex="bold"/>
    </style:style>
    <style:style style:name="P16" style:family="paragraph" style:parent-style-name="Standard">
      <style:text-properties style:font-name="DengXian" fo:font-size="14pt" fo:font-weight="bold" style:font-name-asian="DengXian" style:font-size-asian="14pt" style:font-weight-asian="bold" style:font-name-complex="DengXian" style:font-size-complex="10.5pt" style:font-weight-complex="bold"/>
    </style:style>
    <style:style style:name="P17" style:family="paragraph" style:parent-style-name="Standard">
      <style:text-properties style:font-name="DengXian" fo:font-size="14pt" fo:font-weight="bold" style:font-name-asian="DengXian" style:font-size-asian="14pt" style:font-weight-asian="bold" style:font-name-complex="DengXian" style:font-size-complex="10.5pt" style:font-weight-complex="bold"/>
    </style:style>
    <style:style style:name="P18" style:family="paragraph" style:parent-style-name="Standard">
      <style:paragraph-properties style:snap-to-layout-grid="false"/>
      <style:text-properties style:font-name="DengXian" fo:font-size="14pt" fo:font-weight="bold" style:font-name-asian="DengXian" style:font-size-asian="14pt" style:font-weight-asian="bold" style:font-name-complex="DengXian" style:font-size-complex="10.5pt" style:font-weight-complex="bold"/>
    </style:style>
    <style:style style:name="P19" style:family="paragraph" style:parent-style-name="Standard" style:list-style-name="WW8Num2">
      <style:text-properties style:font-name="DengXian" fo:font-size="14pt" style:font-name-asian="DengXian" style:font-size-asian="14pt" style:font-name-complex="DengXian"/>
    </style:style>
    <style:style style:name="P20" style:family="paragraph" style:parent-style-name="Standard">
      <style:paragraph-properties fo:line-height="150%" fo:text-align="center" style:justify-single-word="false"/>
      <style:text-properties style:font-name="DengXian" fo:font-weight="bold" style:font-name-asian="DengXian" style:font-weight-asian="bold" style:font-name-complex="DengXian"/>
    </style:style>
    <style:style style:name="P21" style:family="paragraph" style:parent-style-name="Standard">
      <style:text-properties style:font-name="DengXian" fo:font-weight="bold" style:font-name-asian="DengXian" style:font-weight-asian="bold" style:font-name-complex="DengXian" style:font-size-complex="10.5pt"/>
    </style:style>
    <style:style style:name="P22" style:family="paragraph" style:parent-style-name="Standard">
      <style:text-properties style:font-name="DengXian" fo:language="ru" fo:country="RU" style:font-name-asian="DengXian" style:font-name-complex="DengXian"/>
    </style:style>
    <style:style style:name="P23" style:family="paragraph" style:parent-style-name="Standard">
      <style:text-properties style:font-name="DengXian" fo:language="ru" fo:country="RU" style:font-name-asian="DengXian" style:font-name-complex="DengXian" style:font-size-complex="10.5pt"/>
    </style:style>
    <style:style style:name="P24" style:family="paragraph" style:parent-style-name="Standard">
      <style:paragraph-properties style:snap-to-layout-grid="false"/>
      <style:text-properties style:font-name="DengXian" fo:language="ru" fo:country="RU" style:font-name-asian="DengXian" style:font-name-complex="DengXian" style:font-size-complex="10.5pt"/>
    </style:style>
    <style:style style:name="P25" style:family="paragraph" style:parent-style-name="Standard">
      <style:text-properties style:font-name="DengXian" fo:font-size="9pt" fo:language="ru" fo:country="RU" style:font-name-asian="DengXian" style:font-size-asian="9pt" style:font-name-complex="DengXian" style:font-size-complex="9pt"/>
    </style:style>
    <style:style style:name="P26" style:family="paragraph" style:parent-style-name="Standard">
      <style:text-properties fo:color="#000000" style:font-name="DengXian" style:font-name-asian="DengXian" style:font-name-complex="DengXian" style:font-weight-complex="bold"/>
    </style:style>
    <style:style style:name="P27" style:family="paragraph" style:parent-style-name="Standard" style:list-style-name="WW8Num2">
      <style:paragraph-properties style:line-height-at-least="0.139in" fo:text-align="start" style:justify-single-word="false"/>
      <style:text-properties fo:color="#000000" style:font-name="DengXian" style:font-name-asian="DengXian" style:font-name-complex="DengXian" style:font-size-complex="10.5pt"/>
    </style:style>
    <style:style style:name="P28" style:family="paragraph" style:parent-style-name="Standard">
      <style:text-properties fo:color="#000000" style:font-name="DengXian" style:font-name-asian="DengXian" style:font-name-complex="Arial" style:font-size-complex="10.5pt"/>
    </style:style>
    <style:style style:name="P29" style:family="paragraph" style:parent-style-name="Standard">
      <style:text-properties fo:color="#000000" style:font-name="DengXian" fo:language="ru" fo:country="RU" style:font-name-asian="DengXian" style:font-name-complex="DengXian" style:font-weight-complex="bold"/>
    </style:style>
    <style:style style:name="P30" style:family="paragraph" style:parent-style-name="Standard">
      <style:text-properties fo:color="#000000" style:font-name="DengXian" fo:language="ru" fo:country="RU" style:font-name-asian="DengXian" style:font-name-complex="DengXian" style:font-weight-complex="bold"/>
    </style:style>
    <style:style style:name="P31" style:family="paragraph" style:parent-style-name="Standard">
      <style:paragraph-properties style:line-height-at-least="0.139in" fo:text-align="start" style:justify-single-word="false"/>
      <style:text-properties fo:color="#000000" style:font-name="DengXian" fo:font-size="12pt" style:font-name-asian="DengXian" style:font-size-asian="12pt" style:font-name-complex="DengXian"/>
    </style:style>
    <style:style style:name="P32" style:family="paragraph" style:parent-style-name="Standard">
      <style:paragraph-properties style:line-height-at-least="0.139in" fo:text-align="start" style:justify-single-word="false"/>
      <style:text-properties fo:color="#000000" style:font-name="DengXian" fo:font-size="12pt" style:font-name-asian="DengXian" style:font-size-asian="12pt" style:font-name-complex="DengXian"/>
    </style:style>
    <style:style style:name="P33" style:family="paragraph" style:parent-style-name="Standard" style:list-style-name="WW8Num7">
      <style:paragraph-properties style:line-height-at-least="0.139in" fo:text-align="start" style:justify-single-word="false"/>
      <style:text-properties fo:color="#000000" style:font-name="DengXian" fo:font-size="12pt" style:font-name-asian="DengXian" style:font-size-asian="12pt" style:font-name-complex="DengXian"/>
    </style:style>
    <style:style style:name="P34" style:family="paragraph" style:parent-style-name="Standard" style:list-style-name="WW8Num4"/>
    <style:style style:name="P35" style:family="paragraph" style:parent-style-name="Standard" style:list-style-name="WW8Num10"/>
    <style:style style:name="P36" style:family="paragraph" style:parent-style-name="Standard">
      <style:paragraph-properties fo:text-align="start" style:justify-single-word="false"/>
    </style:style>
    <style:style style:name="P37" style:family="paragraph" style:parent-style-name="Standard" style:list-style-name="WW8Num11">
      <style:paragraph-properties>
        <style:tab-stops>
          <style:tab-stop style:position="0.2917in"/>
        </style:tab-stops>
      </style:paragraph-properties>
    </style:style>
    <style:style style:name="P38" style:family="paragraph" style:parent-style-name="Standard">
      <style:paragraph-properties style:line-height-at-least="0.139in"/>
    </style:style>
    <style:style style:name="P39" style:family="paragraph" style:parent-style-name="Standard">
      <style:paragraph-properties style:line-height-at-least="0.139in" fo:text-align="start" style:justify-single-word="false"/>
    </style:style>
    <style:style style:name="P40" style:family="paragraph" style:parent-style-name="Standard" style:list-style-name="WW8Num6">
      <style:paragraph-properties style:line-height-at-least="0.139in" fo:text-align="start" style:justify-single-word="false"/>
    </style:style>
    <style:style style:name="P41" style:family="paragraph" style:parent-style-name="Standard" style:list-style-name="WW8Num7">
      <style:paragraph-properties style:line-height-at-least="0.139in" fo:text-align="start" style:justify-single-word="false"/>
    </style:style>
    <style:style style:name="P42" style:family="paragraph" style:parent-style-name="Standard" style:list-style-name="WW8Num9">
      <style:paragraph-properties style:line-height-at-least="0.139in" fo:text-align="start" style:justify-single-word="false"/>
    </style:style>
    <style:style style:name="P43" style:family="paragraph" style:parent-style-name="Standard">
      <style:paragraph-properties style:line-height-at-least="0.139in" fo:text-align="start" style:justify-single-word="false"/>
      <style:text-properties fo:color="#ff0000" style:font-name="DengXian" fo:font-size="12pt" style:font-name-asian="DengXian" style:font-size-asian="12pt" style:font-name-complex="DengXian"/>
    </style:style>
    <style:style style:name="P44" style:family="paragraph" style:parent-style-name="Standard">
      <style:text-properties fo:color="#ff0000" style:font-name="DengXian" style:font-name-asian="DengXian" style:font-name-complex="DengXian" style:font-size-complex="10.5pt"/>
    </style:style>
    <style:style style:name="P45" style:family="paragraph" style:parent-style-name="Standard">
      <style:text-properties fo:color="#ff0000" style:font-name="DengXian" style:font-name-asian="DengXian" style:font-name-complex="DengXian" style:font-size-complex="10.5pt"/>
    </style:style>
    <style:style style:name="P46" style:family="paragraph" style:parent-style-name="Standard">
      <style:paragraph-properties style:snap-to-layout-grid="false"/>
      <style:text-properties fo:color="#ff0000" style:font-name="DengXian" style:font-name-asian="DengXian" style:font-name-complex="DengXian" style:font-size-complex="10.5pt"/>
    </style:style>
    <style:style style:name="P47" style:family="paragraph" style:parent-style-name="Standard">
      <style:paragraph-properties fo:text-align="start" style:justify-single-word="false"/>
      <style:text-properties fo:color="#ff0000" style:font-name="DengXian" style:font-name-asian="DengXian" style:font-name-complex="DengXian" style:font-size-complex="10.5pt"/>
    </style:style>
    <style:style style:name="P48" style:family="paragraph" style:parent-style-name="Standard">
      <style:text-properties fo:color="#ff0000" style:font-name="DengXian" fo:language="ru" fo:country="RU" style:font-name-asian="DengXian" style:font-name-complex="DengXian" style:font-size-complex="10.5pt"/>
    </style:style>
    <style:style style:name="P49" style:family="paragraph" style:parent-style-name="Standard">
      <style:paragraph-properties style:snap-to-layout-grid="false"/>
      <style:text-properties fo:color="#ff0000" style:font-name="DengXian" fo:language="ru" fo:country="RU" style:font-name-asian="DengXian" style:font-name-complex="DengXian" style:font-size-complex="10.5pt"/>
    </style:style>
    <style:style style:name="P50" style:family="paragraph" style:parent-style-name="Standard">
      <style:paragraph-properties style:snap-to-layout-grid="false"/>
      <style:text-properties fo:color="#ff0000" style:font-name="DengXian" fo:font-size="14pt" fo:font-weight="bold" style:font-name-asian="DengXian" style:font-size-asian="14pt" style:font-weight-asian="bold" style:font-name-complex="DengXian" style:font-size-complex="10.5pt" style:font-weight-complex="bold"/>
    </style:style>
    <style:style style:name="P51" style:family="paragraph" style:parent-style-name="Standard">
      <style:text-properties fo:color="#3366ff" style:font-name="DengXian" style:font-name-asian="DengXian" style:font-name-complex="DengXian" style:font-size-complex="10.5pt"/>
    </style:style>
    <style:style style:name="P52" style:family="paragraph" style:parent-style-name="Standard">
      <style:paragraph-properties style:snap-to-layout-grid="false"/>
      <style:text-properties fo:color="#3366ff" style:font-name="DengXian" style:font-name-asian="DengXian" style:font-name-complex="DengXian" style:font-size-complex="10.5pt"/>
    </style:style>
    <style:style style:name="P53" style:family="paragraph" style:parent-style-name="Standard">
      <style:text-properties fo:color="#3366ff" style:font-name="DengXian" fo:language="ru" fo:country="RU" style:font-name-asian="DengXian" style:font-name-complex="DengXian" style:font-size-complex="10.5pt"/>
    </style:style>
    <style:style style:name="P54" style:family="paragraph" style:parent-style-name="Standard">
      <style:paragraph-properties style:snap-to-layout-grid="false"/>
      <style:text-properties fo:color="#3366ff" style:font-name="DengXian" fo:language="ru" fo:country="RU" style:font-name-asian="DengXian" style:font-name-complex="DengXian" style:font-size-complex="10.5pt"/>
    </style:style>
    <style:style style:name="P55" style:family="paragraph" style:parent-style-name="Standard">
      <style:paragraph-properties style:snap-to-layout-grid="false"/>
      <style:text-properties fo:color="#3366ff" style:font-name="DengXian" fo:font-size="14pt" fo:font-weight="bold" style:font-name-asian="DengXian" style:font-size-asian="14pt" style:font-weight-asian="bold" style:font-name-complex="DengXian" style:font-size-complex="10.5pt" style:font-weight-complex="bold"/>
    </style:style>
    <style:style style:name="P56" style:family="paragraph" style:parent-style-name="Standard">
      <style:text-properties fo:color="#548dd4" style:font-name="DengXian" style:font-name-asian="DengXian" style:font-name-complex="DengXian" style:font-size-complex="10.5pt"/>
    </style:style>
    <style:style style:name="P57" style:family="paragraph" style:parent-style-name="Standard">
      <style:text-properties fo:color="#548dd4" style:font-name="DengXian" style:font-name-asian="DengXian" style:font-name-complex="DengXian" style:font-size-complex="10.5pt"/>
    </style:style>
    <style:style style:name="P58" style:family="paragraph" style:parent-style-name="Standard">
      <style:paragraph-properties style:snap-to-layout-grid="false"/>
      <style:text-properties fo:color="#548dd4" style:font-name="DengXian" style:font-name-asian="DengXian" style:font-name-complex="DengXian" style:font-size-complex="10.5pt"/>
    </style:style>
    <style:style style:name="P59" style:family="paragraph" style:parent-style-name="Standard">
      <style:paragraph-properties style:snap-to-layout-grid="false"/>
      <style:text-properties fo:color="#548dd4" style:font-name="DengXian" style:font-name-asian="DengXian" style:font-name-complex="DengXian" style:font-size-complex="10.5pt"/>
    </style:style>
    <style:style style:name="P60" style:family="paragraph" style:parent-style-name="Standard">
      <style:text-properties fo:color="#548dd4" style:font-name="DengXian" fo:font-weight="bold" style:font-name-asian="DengXian" style:font-weight-asian="bold" style:font-name-complex="DengXian" style:font-size-complex="10.5pt" style:font-weight-complex="bold"/>
    </style:style>
    <style:style style:name="P61" style:family="paragraph" style:parent-style-name="Standard">
      <style:text-properties fo:color="#548dd4" style:font-name="DengXian" fo:language="ru" fo:country="RU" style:font-name-asian="DengXian" style:font-name-complex="DengXian" style:font-size-complex="10.5pt"/>
    </style:style>
    <style:style style:name="P62" style:family="paragraph" style:parent-style-name="Standard">
      <style:paragraph-properties style:snap-to-layout-grid="false"/>
      <style:text-properties fo:color="#548dd4" style:font-name="DengXian" fo:language="ru" fo:country="RU" style:font-name-asian="DengXian" style:font-name-complex="DengXian" style:font-size-complex="10.5pt"/>
    </style:style>
    <style:style style:name="P63" style:family="paragraph" style:parent-style-name="Standard">
      <style:paragraph-properties style:snap-to-layout-grid="false"/>
      <style:text-properties fo:color="#548dd4" style:font-name="DengXian" fo:language="ru" fo:country="RU" style:font-name-asian="DengXian" style:font-name-complex="DengXian" style:font-size-complex="10.5pt"/>
    </style:style>
    <style:style style:name="P64" style:family="paragraph" style:parent-style-name="Standard">
      <style:text-properties fo:color="#548dd4" style:font-name="DengXian" fo:language="ru" fo:country="RU" fo:font-weight="bold" style:font-name-asian="DengXian" style:font-weight-asian="bold" style:font-name-complex="DengXian" style:font-size-complex="10.5pt" style:font-weight-complex="bold"/>
    </style:style>
    <style:style style:name="P65" style:family="paragraph" style:parent-style-name="Standard">
      <style:paragraph-properties fo:margin-left="0in" fo:margin-right="0in" fo:text-indent="1.3126in" style:auto-text-indent="false"/>
    </style:style>
    <style:style style:name="P66" style:family="paragraph" style:parent-style-name="Standard">
      <style:paragraph-properties fo:margin-left="0in" fo:margin-right="0in" fo:text-indent="0.2917in" style:auto-text-indent="false"/>
    </style:style>
    <style:style style:name="P67" style:family="paragraph" style:parent-style-name="Standard">
      <style:paragraph-properties fo:margin-left="0in" fo:margin-right="0in" fo:text-indent="0.2917in" style:auto-text-indent="false"/>
      <style:text-properties style:font-name="DengXian" style:font-name-asian="DengXian" style:font-name-complex="DengXian"/>
    </style:style>
    <style:style style:name="P68" style:family="paragraph" style:parent-style-name="Standard">
      <style:paragraph-properties fo:margin-left="0in" fo:margin-right="0in" fo:text-indent="0.2917in" style:auto-text-indent="false"/>
      <style:text-properties style:font-name="DengXian" fo:language="ru" fo:country="RU" style:font-name-asian="DengXian" style:font-name-complex="DengXian"/>
    </style:style>
    <style:style style:name="P69" style:family="paragraph" style:parent-style-name="Standard">
      <style:paragraph-properties fo:margin-left="0in" fo:margin-right="0in" style:line-height-at-least="0.139in" fo:text-align="start" style:justify-single-word="false" fo:text-indent="0.2917in" style:auto-text-indent="false"/>
    </style:style>
    <style:style style:name="P70" style:family="paragraph" style:parent-style-name="Standard">
      <style:paragraph-properties fo:margin-left="0in" fo:margin-right="0in" style:line-height-at-least="0.139in" fo:text-align="start" style:justify-single-word="false" fo:text-indent="0.2917in" style:auto-text-indent="false"/>
      <style:text-properties fo:color="#000000" style:font-name="DengXian" fo:font-size="12pt" style:font-name-asian="DengXian" style:font-size-asian="12pt" style:font-name-complex="DengXian"/>
    </style:style>
    <style:style style:name="P71" style:family="paragraph" style:parent-style-name="Standard">
      <style:paragraph-properties fo:margin-left="0.5693in" fo:margin-right="0in" fo:text-indent="0.2917in" style:auto-text-indent="false"/>
    </style:style>
    <style:style style:name="P72" style:family="paragraph" style:parent-style-name="Standard">
      <style:paragraph-properties fo:margin-left="0.5693in" fo:margin-right="0in" fo:text-indent="0.2917in" style:auto-text-indent="false"/>
      <style:text-properties style:font-name="DengXian" style:font-name-asian="DengXian" style:font-name-complex="DengXian"/>
    </style:style>
    <style:style style:name="P73" style:family="paragraph" style:parent-style-name="Standard">
      <style:paragraph-properties fo:margin-left="0.5693in" fo:margin-right="0in" fo:text-indent="0.2917in" style:auto-text-indent="false"/>
      <style:text-properties style:font-name="DengXian" style:font-name-asian="DengXian" style:font-name-complex="DengXian"/>
    </style:style>
    <style:style style:name="P74" style:family="paragraph" style:parent-style-name="Standard">
      <style:paragraph-properties fo:margin-left="0.5693in" fo:margin-right="0in" fo:text-indent="0in" style:auto-text-indent="false"/>
      <style:text-properties style:font-name="DengXian" style:font-name-asian="DengXian" style:font-name-complex="DengXian"/>
    </style:style>
    <style:style style:name="P75" style:family="paragraph" style:parent-style-name="Standard" style:list-style-name="WW8Num5">
      <style:paragraph-properties fo:margin-left="0.5835in" fo:margin-right="0in" fo:text-indent="0.278in" style:auto-text-indent="false"/>
    </style:style>
    <style:style style:name="P76" style:family="paragraph" style:parent-style-name="Standard">
      <style:paragraph-properties fo:margin-left="0.2953in" fo:margin-right="0in" fo:text-indent="0in" style:auto-text-indent="false"/>
      <style:text-properties fo:color="#000000" style:font-name="DengXian" fo:font-size="12pt" fo:font-weight="bold" style:font-name-asian="DengXian" style:font-size-asian="12pt" style:font-weight-asian="bold" style:font-name-complex="DengXian" style:font-size-complex="14pt" style:font-weight-complex="bold"/>
    </style:style>
    <style:style style:name="P77" style:family="paragraph" style:parent-style-name="Standard">
      <style:paragraph-properties fo:margin-left="0.2291in" fo:margin-right="0in" style:line-height-at-least="0.139in" fo:text-align="start" style:justify-single-word="false" fo:text-indent="0in" style:auto-text-indent="false"/>
      <style:text-properties fo:color="#000000" style:font-name="DengXian" style:font-name-asian="DengXian" style:font-name-complex="DengXian" style:font-size-complex="10.5pt"/>
    </style:style>
    <style:style style:name="P78" style:family="paragraph" style:parent-style-name="Standard">
      <style:paragraph-properties fo:margin-left="0.278in" fo:margin-right="0in" style:line-height-at-least="0.139in" fo:text-align="start" style:justify-single-word="false" fo:text-indent="0in" style:auto-text-indent="false"/>
    </style:style>
    <style:style style:name="P79" style:family="paragraph" style:parent-style-name="Standard">
      <style:paragraph-properties fo:margin-left="0.278in" fo:margin-right="0in" style:line-height-at-least="0.139in" fo:text-align="start" style:justify-single-word="false" fo:text-indent="0in" style:auto-text-indent="false"/>
      <style:text-properties fo:color="#000000" style:font-name="DengXian" style:font-name-asian="DengXian" style:font-name-complex="DengXian" style:font-size-complex="10.5pt"/>
    </style:style>
    <style:style style:name="P80" style:family="paragraph" style:parent-style-name="Standard">
      <style:paragraph-properties fo:margin-left="0.4791in" fo:margin-right="0in" fo:text-indent="0in" style:auto-text-indent="false"/>
    </style:style>
    <style:style style:name="P81" style:family="paragraph" style:parent-style-name="Standard">
      <style:paragraph-properties fo:margin-left="0in" fo:margin-right="0in" fo:text-indent="0.1945in" style:auto-text-indent="false"/>
    </style:style>
    <style:style style:name="P82" style:family="paragraph" style:parent-style-name="Standard">
      <style:paragraph-properties fo:margin-left="0.2917in" fo:margin-right="0in" fo:text-indent="-0.2917in" style:auto-text-indent="false"/>
    </style:style>
    <style:style style:name="P83" style:family="paragraph" style:parent-style-name="Standard">
      <style:paragraph-properties fo:margin-left="0in" fo:margin-right="0in" fo:text-indent="0.0728in" style:auto-text-indent="false"/>
    </style:style>
    <style:style style:name="P84" style:family="paragraph" style:parent-style-name="Standard">
      <style:paragraph-properties fo:margin-left="0.2189in" fo:margin-right="0in" fo:text-indent="-0.2189in" style:auto-text-indent="false"/>
    </style:style>
    <style:style style:name="P85" style:family="paragraph" style:parent-style-name="Standard" style:master-page-name="Standard">
      <style:paragraph-properties fo:text-align="center" style:justify-single-word="false" style:page-number="auto"/>
    </style:style>
    <style:style style:name="T1" style:family="text">
      <style:text-properties fo:font-weight="bold" style:font-weight-asian="bold" style:font-weight-complex="bold"/>
    </style:style>
    <style:style style:name="T2" style:family="text">
      <style:text-properties style:font-name="DengXian" fo:font-size="16pt" fo:font-weight="bold" style:font-name-asian="DengXian" style:font-size-asian="16pt" style:font-weight-asian="bold" style:font-name-complex="DengXian" style:font-size-complex="16pt"/>
    </style:style>
    <style:style style:name="T3" style:family="text">
      <style:text-properties style:font-name="DengXian" fo:font-size="16pt" fo:font-weight="bold" style:font-name-asian="DengXian" style:font-size-asian="16pt" style:font-weight-asian="bold" style:font-name-complex="DengXian" style:font-size-complex="16pt" style:font-weight-complex="bold"/>
    </style:style>
    <style:style style:name="T4" style:family="text">
      <style:text-properties style:font-name="DengXian" fo:font-size="16pt" fo:font-weight="bold" style:font-name-asian="DengXian" style:font-size-asian="16pt" style:font-weight-asian="bold" style:font-name-complex="DengXian" style:font-size-complex="16pt"/>
    </style:style>
    <style:style style:name="T5" style:family="text">
      <style:text-properties style:font-name="DengXian" style:font-name-asian="DengXian" style:font-name-complex="DengXian"/>
    </style:style>
    <style:style style:name="T6" style:family="text">
      <style:text-properties style:font-name="DengXian" style:font-name-asian="DengXian" style:font-name-complex="DengXian"/>
    </style:style>
    <style:style style:name="T7" style:family="text">
      <style:text-properties style:font-name="DengXian" style:font-name-asian="DengXian" style:font-name-complex="DengXian" style:font-size-complex="10.5pt"/>
    </style:style>
    <style:style style:name="T8" style:family="text">
      <style:text-properties style:font-name="DengXian" style:font-name-asian="DengXian" style:font-name-complex="DengXian" style:font-size-complex="10.5pt"/>
    </style:style>
    <style:style style:name="T9" style:family="text">
      <style:text-properties style:font-name="DengXian" fo:language="ru" fo:country="RU" style:font-name-asian="DengXian" style:font-name-complex="DengXian"/>
    </style:style>
    <style:style style:name="T10" style:family="text">
      <style:text-properties style:font-name="DengXian" fo:language="ru" fo:country="RU" style:font-name-asian="DengXian" style:font-name-complex="DengXian"/>
    </style:style>
    <style:style style:name="T11" style:family="text">
      <style:text-properties style:font-name="DengXian" fo:language="ru" fo:country="RU" style:font-name-asian="DengXian" style:font-name-complex="DengXian" style:font-size-complex="10.5pt"/>
    </style:style>
    <style:style style:name="T12" style:family="text">
      <style:text-properties style:font-name="DengXian" fo:font-size="14pt" fo:font-weight="bold" style:font-name-asian="DengXian" style:font-size-asian="14pt" style:font-weight-asian="bold" style:font-name-complex="DengXian" style:font-weight-complex="bold"/>
    </style:style>
    <style:style style:name="T13" style:family="text">
      <style:text-properties style:font-name="DengXian" fo:font-size="14pt" fo:font-weight="bold" style:font-name-asian="DengXian" style:font-size-asian="14pt" style:font-weight-asian="bold" style:font-name-complex="DengXian" style:font-weight-complex="bold"/>
    </style:style>
    <style:style style:name="T14" style:family="text">
      <style:text-properties style:font-name="DengXian" fo:font-size="14pt" fo:font-weight="bold" style:font-name-asian="DengXian" style:font-size-asian="14pt" style:font-weight-asian="bold" style:font-name-complex="DengXian" style:font-size-complex="14pt" style:font-weight-complex="bold"/>
    </style:style>
    <style:style style:name="T15" style:family="text">
      <style:text-properties style:font-name="DengXian" fo:font-size="14pt" fo:font-weight="bold" style:font-name-asian="DengXian" style:font-size-asian="14pt" style:font-weight-asian="bold" style:font-name-complex="DengXian" style:font-size-complex="14pt" style:font-weight-complex="bold"/>
    </style:style>
    <style:style style:name="T16" style:family="text">
      <style:text-properties style:font-name="DengXian" fo:font-size="14pt" fo:font-weight="bold" style:font-name-asian="DengXian" style:font-size-asian="14pt" style:font-weight-asian="bold" style:font-name-complex="DengXian" style:font-size-complex="10.5pt" style:font-weight-complex="bold"/>
    </style:style>
    <style:style style:name="T17" style:family="text">
      <style:text-properties style:font-name="DengXian" fo:font-size="14pt" fo:font-weight="bold" style:font-name-asian="DengXian" style:font-size-asian="14pt" style:font-weight-asian="bold" style:font-name-complex="DengXian" style:font-size-complex="10.5pt" style:font-weight-complex="bold"/>
    </style:style>
    <style:style style:name="T18" style:family="text">
      <style:text-properties style:font-name="DengXian" fo:font-size="14pt" style:font-name-asian="DengXian" style:font-size-asian="14pt" style:font-name-complex="DengXian"/>
    </style:style>
    <style:style style:name="T19" style:family="text">
      <style:text-properties style:font-name="DengXian" fo:font-size="14pt" style:font-name-asian="DengXian" style:font-size-asian="14pt" style:font-name-complex="DengXian"/>
    </style:style>
    <style:style style:name="T20" style:family="text">
      <style:text-properties style:font-name="DengXian" fo:font-size="14pt" fo:language="ru" fo:country="RU" style:font-name-asian="DengXian" style:font-size-asian="14pt" style:font-name-complex="DengXian"/>
    </style:style>
    <style:style style:name="T21" style:family="text">
      <style:text-properties style:font-name="DengXian" fo:font-size="14pt" fo:language="ru" fo:country="RU" style:font-name-asian="DengXian" style:font-size-asian="14pt" style:font-name-complex="DengXian"/>
    </style:style>
    <style:style style:name="T22" style:family="text">
      <style:text-properties style:font-name="DengXian" fo:font-size="14pt" fo:language="ru" fo:country="RU" fo:font-style="italic" style:font-name-asian="DengXian" style:font-size-asian="14pt" style:font-style-asian="italic" style:font-name-complex="DengXian"/>
    </style:style>
    <style:style style:name="T23" style:family="text">
      <style:text-properties style:font-name="DengXian" fo:font-size="14pt" fo:language="ru" fo:country="RU" fo:font-style="italic" style:font-name-asian="DengXian" style:font-size-asian="14pt" style:font-style-asian="italic" style:font-name-complex="DengXian"/>
    </style:style>
    <style:style style:name="T24" style:family="text">
      <style:text-properties style:font-name="DengXian" fo:font-size="14pt" fo:font-style="italic" style:font-name-asian="DengXian" style:font-size-asian="14pt" style:font-style-asian="italic" style:font-name-complex="DengXian"/>
    </style:style>
    <style:style style:name="T25" style:family="text">
      <style:text-properties style:font-name="DengXian" fo:font-size="14pt" fo:font-style="italic" style:font-name-asian="DengXian" style:font-size-asian="14pt" style:font-style-asian="italic" style:font-name-complex="DengXian"/>
    </style:style>
    <style:style style:name="T26" style:family="text">
      <style:text-properties style:font-name="DengXian" fo:font-weight="bold" style:font-name-asian="DengXian" style:font-weight-asian="bold" style:font-name-complex="DengXian"/>
    </style:style>
    <style:style style:name="T27" style:family="text">
      <style:text-properties style:font-name="DengXian" fo:font-weight="bold" style:font-name-asian="DengXian" style:font-weight-asian="bold" style:font-name-complex="DengXian" style:font-weight-complex="bold"/>
    </style:style>
    <style:style style:name="T28" style:family="text">
      <style:text-properties style:font-name="DengXian" fo:font-weight="bold" style:font-name-asian="DengXian" style:font-weight-asian="bold" style:font-name-complex="DengXian" style:font-weight-complex="bold"/>
    </style:style>
    <style:style style:name="T29" style:family="text">
      <style:text-properties style:font-name="DengXian" fo:font-weight="bold" style:font-name-asian="DengXian" style:font-weight-asian="bold" style:font-name-complex="DengXian"/>
    </style:style>
    <style:style style:name="T30" style:family="text">
      <style:text-properties style:font-name="DengXian" fo:font-weight="bold" style:font-name-asian="DengXian" style:font-weight-asian="bold" style:font-name-complex="DengXian" style:font-size-complex="10.5pt" style:font-weight-complex="bold"/>
    </style:style>
    <style:style style:name="T31" style:family="text">
      <style:text-properties style:font-name="DengXian" fo:font-weight="bold" style:font-name-asian="DengXian" style:font-weight-asian="bold" style:font-name-complex="DengXian" style:font-size-complex="10.5pt" style:font-weight-complex="bold"/>
    </style:style>
    <style:style style:name="T32" style:family="text">
      <style:text-properties fo:color="#ff0000" style:font-name="DengXian" style:font-name-asian="DengXian" style:font-name-complex="DengXian"/>
    </style:style>
    <style:style style:name="T33" style:family="text">
      <style:text-properties fo:color="#ff0000" style:font-name="DengXian" style:font-name-asian="DengXian" style:font-name-complex="DengXian"/>
    </style:style>
    <style:style style:name="T34" style:family="text">
      <style:text-properties fo:color="#ff0000" style:font-name="DengXian" style:font-name-asian="DengXian" style:font-name-complex="DengXian" style:font-size-complex="10.5pt"/>
    </style:style>
    <style:style style:name="T35" style:family="text">
      <style:text-properties fo:color="#ff0000" style:font-name="DengXian" style:font-name-asian="DengXian" style:font-name-complex="DengXian" style:font-size-complex="10.5pt"/>
    </style:style>
    <style:style style:name="T36" style:family="text">
      <style:text-properties fo:color="#ff0000" style:font-name="DengXian" fo:font-size="14pt" style:font-name-asian="DengXian" style:font-size-asian="14pt" style:font-name-complex="DengXian" style:font-size-complex="14pt"/>
    </style:style>
    <style:style style:name="T37" style:family="text">
      <style:text-properties fo:color="#ff0000" style:font-name="DengXian" fo:font-size="14pt" style:font-name-asian="DengXian" style:font-size-asian="14pt" style:font-name-complex="DengXian" style:font-size-complex="14pt"/>
    </style:style>
    <style:style style:name="T38" style:family="text">
      <style:text-properties fo:color="#ff0000" style:font-name="DengXian" fo:font-size="14pt" fo:font-weight="bold" style:font-name-asian="DengXian" style:font-size-asian="14pt" style:font-weight-asian="bold" style:font-name-complex="DengXian" style:font-size-complex="10.5pt" style:font-weight-complex="bold"/>
    </style:style>
    <style:style style:name="T39" style:family="text">
      <style:text-properties fo:color="#ff0000" style:font-name="DengXian" fo:font-size="14pt" fo:font-weight="bold" style:font-name-asian="DengXian" style:font-size-asian="14pt" style:font-weight-asian="bold" style:font-name-complex="DengXian" style:font-size-complex="10.5pt" style:font-weight-complex="bold"/>
    </style:style>
    <style:style style:name="T40" style:family="text">
      <style:text-properties fo:color="#ff0000" style:font-name="DengXian" fo:font-size="12pt" style:font-name-asian="DengXian" style:font-size-asian="12pt" style:font-name-complex="DengXian"/>
    </style:style>
    <style:style style:name="T41" style:family="text">
      <style:text-properties fo:color="#ff0000" style:font-name="DengXian" fo:language="ru" fo:country="RU" style:font-name-asian="DengXian" style:font-name-complex="DengXian" style:font-size-complex="10.5pt"/>
    </style:style>
    <style:style style:name="T42" style:family="text">
      <style:text-properties fo:color="#ff0000" style:font-name="DengXian" fo:language="ru" fo:country="RU" style:font-name-asian="DengXian" style:font-name-complex="DengXian" style:font-size-complex="10.5pt"/>
    </style:style>
    <style:style style:name="T43" style:family="text">
      <style:text-properties fo:color="#ff0000" fo:font-size="14pt" fo:font-weight="bold" style:font-size-asian="14pt" style:font-weight-asian="bold" style:font-size-complex="10.5pt" style:font-weight-complex="bold"/>
    </style:style>
    <style:style style:name="T44" style:family="text">
      <style:text-properties fo:color="#000000" style:font-name="DengXian" style:font-name-asian="DengXian" style:font-name-complex="DengXian" style:font-weight-complex="bold"/>
    </style:style>
    <style:style style:name="T45" style:family="text">
      <style:text-properties fo:color="#000000" style:font-name="DengXian" style:font-name-asian="DengXian" style:font-name-complex="DengXian" style:font-size-complex="10.5pt"/>
    </style:style>
    <style:style style:name="T46" style:family="text">
      <style:text-properties fo:color="#000000" style:font-name="DengXian" style:font-name-asian="DengXian" style:font-name-complex="DengXian" style:font-size-complex="10.5pt"/>
    </style:style>
    <style:style style:name="T47" style:family="text">
      <style:text-properties fo:color="#000000" style:font-name="DengXian" style:font-name-asian="DengXian" style:font-name-complex="Arial" style:font-size-complex="10.5pt"/>
    </style:style>
    <style:style style:name="T48" style:family="text">
      <style:text-properties fo:color="#000000" style:font-name="DengXian" fo:language="ru" fo:country="RU" style:font-name-asian="DengXian" style:font-name-complex="DengXian" style:font-weight-complex="bold"/>
    </style:style>
    <style:style style:name="T49" style:family="text">
      <style:text-properties fo:color="#000000" style:font-name="DengXian" fo:language="ru" fo:country="RU" style:font-name-asian="DengXian" style:font-name-complex="DengXian" style:font-weight-complex="bold"/>
    </style:style>
    <style:style style:name="T50" style:family="text">
      <style:text-properties fo:color="#000000" style:font-name="DengXian" fo:font-size="12pt" style:font-name-asian="DengXian" style:font-size-asian="12pt" style:font-name-complex="DengXian"/>
    </style:style>
    <style:style style:name="T51" style:family="text">
      <style:text-properties fo:color="#000000" style:font-name="DengXian" fo:font-size="12pt" style:font-name-asian="DengXian" style:font-size-asian="12pt" style:font-name-complex="DengXian"/>
    </style:style>
    <style:style style:name="T52" style:family="text">
      <style:text-properties fo:language="ru" fo:country="RU"/>
    </style:style>
    <style:style style:name="T53" style:family="text">
      <style:text-properties fo:language="ru" fo:country="RU"/>
    </style:style>
    <style:style style:name="T54" style:family="text">
      <style:text-properties fo:language="ru" fo:country="RU" fo:font-weight="bold" style:font-weight-asian="bold" style:font-weight-complex="bold"/>
    </style:style>
    <style:style style:name="T55" style:family="text">
      <style:text-properties fo:font-size="14pt" fo:font-weight="bold" style:font-size-asian="14pt" style:font-weight-asian="bold" style:font-weight-complex="bold"/>
    </style:style>
    <style:style style:name="T56" style:family="text">
      <style:text-properties fo:font-size="14pt" fo:font-weight="bold" style:font-size-asian="14pt" style:font-weight-asian="bold" style:font-weight-complex="bold"/>
    </style:style>
    <style:style style:name="T57" style:family="text">
      <style:text-properties fo:font-size="14pt" style:font-size-asian="14pt"/>
    </style:style>
    <style:style style:name="T58" style:family="text">
      <style:text-properties style:font-size-complex="10.5pt"/>
    </style:style>
    <style:style style:name="T59" style:family="text">
      <style:text-properties fo:color="#3366ff" style:font-name="DengXian" fo:font-size="14pt" fo:font-weight="bold" style:font-name-asian="DengXian" style:font-size-asian="14pt" style:font-weight-asian="bold" style:font-name-complex="DengXian" style:font-size-complex="10.5pt" style:font-weight-complex="bold"/>
    </style:style>
    <style:style style:name="T60" style:family="text">
      <style:text-properties fo:color="#3366ff" style:font-name="DengXian" style:font-name-asian="DengXian" style:font-name-complex="DengXian" style:font-size-complex="10.5pt"/>
    </style:style>
    <style:style style:name="T61" style:family="text">
      <style:text-properties fo:color="#3366ff" style:font-name="DengXian" style:font-name-asian="DengXian" style:font-name-complex="DengXian" style:font-size-complex="10.5pt"/>
    </style:style>
    <style:style style:name="T62" style:family="text">
      <style:text-properties fo:color="#3366ff" style:font-name="DengXian" fo:language="ru" fo:country="RU" style:font-name-asian="DengXian" style:font-name-complex="DengXian" style:font-size-complex="10.5pt"/>
    </style:style>
    <style:style style:name="T63" style:family="text">
      <style:text-properties fo:color="#3366ff" style:font-name="DengXian" fo:language="ru" fo:country="RU" style:font-name-asian="DengXian" style:font-name-complex="DengXian" style:font-size-complex="10.5pt"/>
    </style:style>
    <style:style style:name="T64" style:family="text">
      <style:text-properties fo:color="#3366ff"/>
    </style:style>
    <style:style style:name="T65" style:family="text">
      <style:text-properties fo:color="#548dd4" style:font-name="DengXian" style:font-name-asian="DengXian" style:font-name-complex="DengXian" style:font-size-complex="10.5pt"/>
    </style:style>
    <style:style style:name="T66" style:family="text">
      <style:text-properties fo:color="#548dd4" style:font-name="DengXian" style:font-name-asian="DengXian" style:font-name-complex="DengXian" style:font-size-complex="10.5pt"/>
    </style:style>
    <style:style style:name="T67" style:family="text">
      <style:text-properties fo:color="#548dd4" style:font-name="DengXian" fo:font-weight="bold" style:font-name-asian="DengXian" style:font-weight-asian="bold" style:font-name-complex="DengXian" style:font-size-complex="10.5pt" style:font-weight-complex="bold"/>
    </style:style>
    <style:style style:name="T68" style:family="text">
      <style:text-properties fo:color="#548dd4" style:font-name="DengXian" fo:font-weight="bold" style:font-name-asian="DengXian" style:font-weight-asian="bold" style:font-name-complex="DengXian" style:font-size-complex="10.5pt" style:font-weight-complex="bold"/>
    </style:style>
    <style:style style:name="T69" style:family="text">
      <style:text-properties fo:color="#548dd4" style:font-name="DengXian" fo:language="ru" fo:country="RU" style:font-name-asian="DengXian" style:font-name-complex="DengXian" style:font-size-complex="10.5pt"/>
    </style:style>
    <style:style style:name="T70" style:family="text">
      <style:text-properties fo:color="#548dd4" style:font-name="DengXian" fo:language="ru" fo:country="RU" style:font-name-asian="DengXian" style:font-name-complex="DengXian" style:font-size-complex="10.5pt"/>
    </style:style>
    <style:style style:name="T71" style:family="text">
      <style:text-properties fo:color="#548dd4" style:font-name="DengXian" fo:language="ru" fo:country="RU" fo:font-weight="bold" style:font-name-asian="DengXian" style:font-weight-asian="bold" style:font-name-complex="DengXian" style:font-size-complex="10.5pt" style:font-weight-complex="bold"/>
    </style:style>
    <style:style style:name="T72" style:family="text">
      <style:text-properties fo:font-size="9pt" style:font-size-asian="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span text:style-name="T3"><text:tab/>VISSONIC</text:span><text:span text:style-name="T2"> Mai</text:span><text:span text:style-name="T2">n Unit and PC protocol</text:span></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5">\VERSION</text:p>
          </table:table-cell>
          <table:table-cell table:style-name="Table1.A1" office:value-type="string">
            <text:p text:style-name="P5">DATE</text:p>
          </table:table-cell>
          <table:table-cell table:style-name="Table1.C1" office:value-type="string">
            <text:p text:style-name="P5">NOTE</text:p>
          </table:table-cell>
        </table:table-row>
        <table:table-row table:style-name="Table1.1">
          <table:table-cell table:style-name="Table1.A1" office:value-type="string">
            <text:p text:style-name="P1"><text:span text:style-name="T5">1</text:span><text:span text:style-name="T5">.</text:span><text:span text:style-name="T5">0</text:span></text:p>
          </table:table-cell>
          <table:table-cell table:style-name="Table1.A1" office:value-type="string">
            <text:p text:style-name="P1"><text:span text:style-name="T5">201</text:span><text:span text:style-name="T5">7</text:span><text:span text:style-name="T5">-</text:span><text:span text:style-name="T5">9</text:span><text:span text:style-name="T5">-1</text:span><text:span text:style-name="T5">2</text:span></text:p>
          </table:table-cell>
          <table:table-cell table:style-name="Table1.C1" office:value-type="string">
            <text:p text:style-name="P6"/>
          </table:table-cell>
        </table:table-row>
      </table:table>
      <text:p text:style-name="Standard"><text:span text:style-name="T32">注： </text:span><text:span text:style-name="T32">Note:</text:span></text:p>
      <text:p text:style-name="Standard"><text:bookmark-start text:name="_Hlk493761488"/><text:span text:style-name="T5">1. Each </text:span><text:span text:style-name="T5">para</text:span><text:span text:style-name="T5">meter marks its length in bytes with the bracket. </text:span></text:p>
      <text:p text:style-name="Standard"><text:span text:style-name="T5">2.XX and YY, respectively, said a byte. An X or Y said 4 bit</text:span></text:p>
      <text:p text:style-name="Standard"><text:span text:style-name="T5">4.when the ID is 0xFFF for the broadcast command, all units can receive the command.</text:span></text:p>
      <text:p text:style-name="Standard"><text:span text:style-name="T5">5.Network communication---PC as a TCP / IP client.</text:span></text:p>
      <text:p text:style-name="Standard"><text:span text:style-name="T5">Default main unit work as server with IP：192.168.10.100</text:span></text:p>
      <text:p text:style-name="P65"><text:span text:style-name="T5">P</text:span><text:span text:style-name="T5">ort No</text:span><text:span text:style-name="T5">：10166 </text:span></text:p>
      <text:p text:style-name="P65"><text:span text:style-name="T5">G</text:span><text:span text:style-name="T5">ateway:</text:span><text:span text:style-name="T5">192.168.10.1 </text:span></text:p>
      <text:p text:style-name="P65"><text:span text:style-name="T5">Subnet mask</text:span><text:span text:style-name="T5">：255.255.255.0</text:span></text:p>
      <text:p text:style-name="P65"><text:span text:style-name="T5">H</text:span><text:span text:style-name="T5">ardware </text:span><text:span text:style-name="T5">MAC：</text:span><text:span text:style-name="T5">0x00,0x08,0xDC,0x00,0x11,0x22</text:span></text:p>
      <text:p text:style-name="Standard"><text:span text:style-name="T44">6. If there is no special statement, the return message of the main unit is the same as PC send to the main unit. Special command will be stated with note</text:span></text:p>
      <text:p text:style-name="Standard"><text:span text:style-name="T48">Если специального сообщения нет, то возвращаемое сообщение основного устройства будет таким же, как передача ПК на основной блок. </text:span><text:span text:style-name="T44">Специальная команда будет указана с примечанием</text:span></text:p>
      <text:p text:style-name="P26">7. The maximum cache of main unit to receive from PC is 200 bytes. PC packets can not send too fast or too large</text:p>
      <text:p text:style-name="P29">Максимальный кэш основного блока для приема с ПК - 200 байт. Пакеты ПК не могут отправлять слишком быстро или слишком сильно</text:p>
      <text:p text:style-name="P29"/>
      <text:list xml:id="list3110692187" text:style-name="WW8Num4">
        <text:list-item>
          <text:p text:style-name="P15">Packet format of PC software to the main unit</text:p>
        </text:list-item>
      </text:list>
      <text:p text:style-name="P66"><text:span text:style-name="T27">1.</text:span><text:span text:style-name="T5"> </text:span><text:span text:style-name="T27">Frame format</text:span><text:span text:style-name="T27">：</text:span><text:span text:style-name="T5"> Total number of bytes (2 Byte) + packet type (1 byte) + data</text:span></text:p>
      <text:p text:style-name="P66"><text:span text:style-name="T5">2. Support multi-frame superimposed first frame + second frame + third frame ..., the largest not more than 200 bytes.</text:span></text:p>
      <text:p text:style-name="P67">3. The total number of bytes in a frame refers to the total number of bytes in a frame, excluding the length of the total number of bytes.</text:p>
      <text:p text:style-name="P68">Общее количество байтов в кадре относится к общему количеству байтов в кадре, исключая длину общего количества байтов.</text:p>
      <text:p text:style-name="P67">4. The sending speed of a frame of data is around 10ms and not accept too fast.</text:p>
      <text:p text:style-name="P68">Скорость отправки кадра данных составляет около 10 мс и не принимает слишком быстро</text:p>
      <text:p text:style-name="P67">5. Packet type</text:p>
      <text:list xml:id="list205792692" text:style-name="WW8Num10">
        <text:list-item>
          <text:p text:style-name="P35"><text:span text:style-name="T5">0x00：</text:span><text:span text:style-name="T5"> PC send ordinary command(Total byte is 6 bytes,00 06 as start)</text:span></text:p>
        </text:list-item>
      </text:list>
      <text:p text:style-name="Standard"><text:soft-page-break/><text:span text:style-name="T5">O</text:span><text:span text:style-name="T5">rdinary command</text:span><text:span text:style-name="T5">：（00 06+00+</text:span><text:span text:style-name="T5"> Command type</text:span><text:span text:style-name="T5"> +（P</text:span><text:span text:style-name="T5">arameter High </text:span><text:span text:style-name="T5">4bit+C</text:span><text:span text:style-name="T5">ommand word </text:span><text:span text:style-name="T5">4bit）+ Parameter end 8bit+0xFCFC（</text:span><text:span text:style-name="T5">Frame tail</text:span><text:span text:style-name="T5">）</text:span></text:p>
      <text:p text:style-name="Standard"><text:span text:style-name="T5">（E</text:span><text:span text:style-name="T5">g</text:span><text:span text:style-name="T5">：</text:span><text:span text:style-name="T7">00 06 00 </text:span><text:span text:style-name="T7">00</text:span><text:span text:style-name="T7"> 0</text:span><text:span text:style-name="T7">3</text:span><text:span text:style-name="T7"> 0</text:span><text:span text:style-name="T7">0</text:span><text:span text:style-name="T7"> FC FC</text:span><text:span text:style-name="T5"> is the command to turn on the </text:span><text:span text:style-name="T5">ID3 </text:span><text:span text:style-name="T5">microphone ）</text:span></text:p>
      <text:p text:style-name="P3"/>
      <text:list xml:id="list3711407867" text:style-name="WW8Num5">
        <text:list-item>
          <text:p text:style-name="P8">Command type</text:p>
        </text:list-item>
      </text:list>
      <text:p text:style-name="P71"><text:span text:style-name="T5">0x00：W</text:span><text:span text:style-name="T5">orking mode setting</text:span></text:p>
      <text:p text:style-name="P71"><text:span text:style-name="T5">0x01：</text:span><text:span text:style-name="T5">Main unit</text:span><text:span text:style-name="T5"> parameter setting</text:span><text:span text:style-name="T5">s</text:span></text:p>
      <text:p text:style-name="P71"><text:span text:style-name="T5">0x02：Vote set</text:span><text:span text:style-name="T5">tings</text:span></text:p>
      <text:p text:style-name="P71"><text:span text:style-name="T5">0x03：</text:span><text:span text:style-name="T5">Sign-in</text:span><text:span text:style-name="T5"> settings</text:span></text:p>
      <text:p text:style-name="P71"><text:span text:style-name="T5">0x04：</text:span><text:span text:style-name="T5">Start encoding ID</text:span></text:p>
      <text:p text:style-name="P71"><text:span text:style-name="T5">0x05：Start scanning unit</text:span></text:p>
      <text:p text:style-name="P71"><text:span text:style-name="T5">0x06：Restore factory settings</text:span></text:p>
      <text:p text:style-name="P71"><text:span text:style-name="T5">0x09：</text:span><text:span text:style-name="T5">Z</text:span><text:span text:style-name="T5">on</text:span><text:span text:style-name="T5">e</text:span><text:span text:style-name="T5"> setting</text:span></text:p>
      <text:p text:style-name="P71"><text:span text:style-name="T5">0x0C：</text:span><text:span text:style-name="T5">Enabled operation for </text:span><text:span text:style-name="T5">Conference unit microphone,</text:span><text:span text:style-name="T5"> </text:span><text:span text:style-name="T5">sign-in,</text:span><text:span text:style-name="T5"> </text:span><text:span text:style-name="T5">voting function</text:span><text:span text:style-name="T5"> <text:s text:c="2"/></text:span><text:span text:style-name="T9">Включена</text:span><text:span text:style-name="T5"> </text:span><text:span text:style-name="T9">работа</text:span><text:span text:style-name="T5"> </text:span><text:span text:style-name="T9">для</text:span><text:span text:style-name="T5"> </text:span><text:span text:style-name="T9">микрофона</text:span><text:span text:style-name="T5"> </text:span><text:span text:style-name="T9">конференц</text:span><text:span text:style-name="T5">-</text:span><text:span text:style-name="T9">связи</text:span><text:span text:style-name="T5">, </text:span><text:span text:style-name="T9">входа</text:span><text:span text:style-name="T5"> </text:span><text:span text:style-name="T9">в</text:span><text:span text:style-name="T5"> </text:span><text:span text:style-name="T9">систему</text:span><text:span text:style-name="T5">, </text:span><text:span text:style-name="T9">функции</text:span><text:span text:style-name="T5"> </text:span><text:span text:style-name="T9">голосования</text:span></text:p>
      <text:p text:style-name="P71"><text:span text:style-name="T5">0x0B：IP address,</text:span><text:span text:style-name="T5"> </text:span><text:span text:style-name="T5">MAC address,</text:span><text:span text:style-name="T5"> interpreter related settings</text:span><text:span text:style-name="T5"> </text:span></text:p>
      <text:p text:style-name="P71"><text:span text:style-name="T5">0x0D：Language setting</text:span></text:p>
      <text:p text:style-name="P71"><text:span text:style-name="T5">0x0F：Tea service processing</text:span></text:p>
      <text:p text:style-name="P71"><text:span text:style-name="T5">0x10：Internal call service processing</text:span></text:p>
      <text:p text:style-name="P71"><text:span text:style-name="T5">0x11：PC switch microphone</text:span></text:p>
      <text:p text:style-name="P71"><text:span text:style-name="T5">0x17：IC</text:span><text:span text:style-name="T5"> CARD setting</text:span></text:p>
      <text:p text:style-name="P71"><text:span text:style-name="T5">0x18：Start ID address </text:span><text:span text:style-name="T5">setting for setting the ID</text:span></text:p>
      <text:p text:style-name="P71"><text:span text:style-name="T9">Исходный адрес </text:span><text:span text:style-name="T5">ID</text:span><text:span text:style-name="T9"> для установки идентификатора</text:span></text:p>
      <text:p text:style-name="P71"><text:span text:style-name="T5">0x19：IC card response signal sent</text:span><text:span text:style-name="T5"> </text:span></text:p>
      <text:p text:style-name="P72">Сигнал отклика IC-карты отправлен</text:p>
      <text:p text:style-name="P71"><text:span text:style-name="T5">0x1A: WIFI parameter settings related</text:span></text:p>
      <text:p text:style-name="P71"><text:span text:style-name="T5">0x20：Get the ID address of the device</text:span></text:p>
      <text:p text:style-name="P72"/>
      <text:list xml:id="list163238930660972" text:continue-numbering="true" text:style-name="WW8Num5">
        <text:list-item>
          <text:p text:style-name="P75"><text:span text:style-name="T5">C</text:span><text:span text:style-name="T5">ommand word</text:span></text:p>
        </text:list-item>
      </text:list>
      <text:p text:style-name="P74">Corresponding command type inside the instruction difference</text:p>
      <text:list xml:id="list163238110207773" text:continue-numbering="true" text:style-name="WW8Num5">
        <text:list-item>
          <text:p text:style-name="P75"><text:span text:style-name="T5">P</text:span><text:span text:style-name="T5">arameter</text:span><text:span text:style-name="T5">12bit</text:span></text:p>
        </text:list-item>
      </text:list>
      <text:list xml:id="list809746471" text:style-name="WW8Num11">
        <text:list-item>
          <text:p text:style-name="P37"><text:span text:style-name="T5">0x01：</text:span><text:span text:style-name="T5">PC sends a short message (extension)</text:span><text:span text:style-name="T5"> </text:span></text:p>
        </text:list-item>
        <text:list-item>
          <text:p text:style-name="P37"><text:span text:style-name="T5">0x02：</text:span><text:span text:style-name="T5">: PC is under the interpreter channel language</text:span><text:span text:style-name="T5"> </text:span></text:p>
        </text:list-item>
        <text:list-item>
          <text:p text:style-name="P37"><text:span text:style-name="T5">0x09：</text:span><text:span text:style-name="T5">PC sends packets to the host serial port</text:span></text:p>
        </text:list-item>
      </text:list>
      <text:p text:style-name="Standard"><text:span text:style-name="T26">6. c</text:span><text:span text:style-name="T26">ommand word</text:span></text:p>
      <text:p text:style-name="Standard"><text:span text:style-name="T26">7. parameter 12bit</text:span></text:p>
      <text:p text:style-name="P21"><text:bookmark-end text:name="_Hlk493761488"/></text:p>
      <text:list xml:id="list163238241882839" text:continue-list="list3110692187" text:style-name="WW8Num4">
        <text:list-item>
          <text:p text:style-name="P34"><text:span text:style-name="T14">PC send SMS </text:span><text:span text:style-name="T14">with</text:span><text:span text:style-name="T14"> one frame protocol (extended)</text:span></text:p>
        </text:list-item>
      </text:list>
      <text:p text:style-name="P14"/>
      <text:list xml:id="list163238816225468" text:continue-numbering="true" text:style-name="WW8Num4">
        <text:list-item>
          <text:p text:style-name="P34"><text:soft-page-break/><text:span text:style-name="T14">PC send control camera tracking or control with one frame protocol</text:span></text:p>
        </text:list-item>
      </text:list>
      <text:p text:style-name="P76"/>
      <text:p text:style-name="Standard"><text:span text:style-name="T14">4）</text:span><text:span text:style-name="T36">PC connect to the main unit and receive frame </text:span><text:span text:style-name="T36">protocol</text:span></text:p>
      <text:p text:style-name="P38"><text:span text:style-name="T50">PC connect the main unit at the </text:span><text:span text:style-name="T50">first</text:span><text:span text:style-name="T50"> time and send 00 06 00 00 03 00 FC FC.</text:span><text:span text:style-name="T50"> </text:span><text:span text:style-name="T50">Main unit receive this connection request and will send the conference mode,</text:span><text:span text:style-name="T50"> </text:span><text:span text:style-name="T50">volume information,</text:span><text:span text:style-name="T50"> </text:span><text:span text:style-name="T50">active microphone ID to PC</text:span><text:span text:style-name="T50"> by long message protocol</text:span><text:span text:style-name="T50">.</text:span><text:span text:style-name="T50"> </text:span><text:span text:style-name="T50">After that,</text:span><text:span text:style-name="T50"> </text:span><text:span text:style-name="T50">main unit will send the online inquiry command FE 00 0E 00 FC to PC and the PC will feedback the 00 06 00 00 0E 00 FC FC.</text:span><text:span text:style-name="T50"> </text:span><text:span text:style-name="T50">If the main unit do not receive the PC feedback during 30</text:span><text:span text:style-name="T50">s, the</text:span><text:span text:style-name="T50"> main unit will realize the PC is not on line and stop send the on-line inquiry.</text:span><text:span text:style-name="T50"> </text:span><text:span text:style-name="T50">At the same time,</text:span><text:span text:style-name="T50"> </text:span><text:span text:style-name="T50">while the PC software connect the main unit at the </text:span><text:span text:style-name="T50">first</text:span><text:span text:style-name="T50"> time,</text:span><text:span text:style-name="T50"> </text:span><text:span text:style-name="T50">the main unit will send its mode status（</text:span><text:span text:style-name="T7">FE 00 00 01/02/03/04 FC</text:span><text:span text:style-name="T50">）to PC,</text:span><text:span text:style-name="T50"> </text:span><text:span text:style-name="T50">next frame format as bellowing, </text:span></text:p>
      <text:p text:style-name="P31"/>
      <text:p text:style-name="P39"><text:span text:style-name="T50">Frame head（16bit）+（mic mode（4bit）+</text:span><text:span text:style-name="T50"> </text:span><text:span text:style-name="T50">m</text:span><text:span text:style-name="T50">ax. active mic quantity</text:span><text:span text:style-name="T50">（4bit））+l</text:span><text:span text:style-name="T50">ine-in volume</text:span><text:span text:style-name="T50">（8bit）+T</text:span><text:span text:style-name="T50">reble volume</text:span><text:span text:style-name="T50">（8bit）+</text:span><text:span text:style-name="T5"> </text:span><text:span text:style-name="T50">Bass volume</text:span><text:span text:style-name="T50">（8bit）+l</text:span><text:span text:style-name="T50">ine-out volume</text:span><text:span text:style-name="T50">（8bit）+</text:span><text:span text:style-name="T5"> </text:span><text:span text:style-name="T50">Extended</text:span><text:span text:style-name="T50">（8bit）+ D</text:span><text:span text:style-name="T50">elegate switch-on status ID list</text:span><text:span text:style-name="T50">（16bit）+ chairman </text:span><text:span text:style-name="T50">on status</text:span><text:span text:style-name="T50"> ID l</text:span><text:span text:style-name="T50">ist</text:span><text:span text:style-name="T50">（16bit）+ Waiting </text:span><text:span text:style-name="T50">Status</text:span><text:span text:style-name="T50"> ID list（16bit）</text:span></text:p>
      <text:p text:style-name="P39"><text:span text:style-name="T50">F</text:span><text:span text:style-name="T50">rame head</text:span><text:span text:style-name="T50">：00 02</text:span></text:p>
      <text:p text:style-name="P31">ID is not equal to 0 valid.</text:p>
      <text:p text:style-name="P43"/>
      <text:p text:style-name="P39"><text:span text:style-name="T40">Note</text:span><text:span text:style-name="T50">: After sending the start command, the PC will wait for the response. If the response is not received within 3500ms, it will be sent again. After 10 times, the PC will pop up a dialog box to tell the operator, PC and main unit are not connected.</text:span></text:p>
      <text:p text:style-name="P31"/>
      <text:list xml:id="list1610642935" text:style-name="WW8Num6">
        <text:list-item>
          <text:p text:style-name="P40"><text:span text:style-name="T36">The conference </text:span><text:span text:style-name="T36">mai</text:span><text:span text:style-name="T36">n unit sends the PC software protocol format</text:span></text:p>
        </text:list-item>
      </text:list>
      <text:list xml:id="list573367615" text:style-name="WW8Num2">
        <text:list-item>
          <text:p text:style-name="P27">Common instruction format</text:p>
        </text:list-item>
      </text:list>
      <text:p text:style-name="P77"><text:soft-page-break/>For example, return: FE 00 0E 00 FC, beginning with FE, FC end, a total of 5 bytes</text:p>
      <text:p text:style-name="P39"><text:span text:style-name="T45"><text:s text:c="3"/>2.</text:span><text:span text:style-name="T45"> Special instructions</text:span></text:p>
      <text:p text:style-name="P79">IC card information upload</text:p>
      <text:p text:style-name="P78"><text:span text:style-name="T45"><text:s/></text:span><text:span text:style-name="T45">Frame header (16bit) + ID (16bit) + UID (8 bytes) + 0xFCFC</text:span></text:p>
      <text:p text:style-name="P78"><text:span text:style-name="T45"><text:s/> </text:span><text:span text:style-name="T45">Frame Header</text:span><text:span text:style-name="T45">：00 03</text:span></text:p>
      <text:p text:style-name="P78"><text:span text:style-name="T45"><text:s/>ID：U</text:span><text:span text:style-name="T45">nit </text:span><text:span text:style-name="T45">ID</text:span></text:p>
      <text:p text:style-name="P78"><text:span text:style-name="T45"><text:s/>UID:</text:span><text:span text:style-name="T5"> </text:span><text:span text:style-name="T45">Non-contact IC card serial number</text:span></text:p>
      <text:p text:style-name="P78"><text:span text:style-name="T45"><text:s/>0xFCFC:</text:span><text:span text:style-name="T45"> </text:span><text:span text:style-name="T45">End</text:span></text:p>
      <text:list xml:id="list1943165896" text:style-name="WW8Num7">
        <text:list-item>
          <text:p text:style-name="P33">The first PC software connection, send 00 06 00 00 03 00 FC FC, return the instruction</text:p>
        </text:list-item>
      </text:list>
      <text:p text:style-name="P69"><text:span text:style-name="T50">Frame header(16bit) + (Mic mode (4bit) + Max. active mic(4bit)) + line-in volume(8bit)+</text:span><text:span text:style-name="T50"> T</text:span><text:span text:style-name="T50">reble volume</text:span><text:span text:style-name="T50">（8bit）+</text:span><text:span text:style-name="T5"> </text:span><text:span text:style-name="T50">Bass volume</text:span><text:span text:style-name="T50">（8bit）</text:span><text:span text:style-name="T50">+ line out volume (8bit) + extend(8bit)+delegate open microphone ID list (16bit) + chairman open microphone ID list (16bit) + waiting ID list (16bit)</text:span></text:p>
      <text:p text:style-name="P70">1. Header: 00 02</text:p>
      <text:p text:style-name="P70">2. ID is not equal to 0 valid</text:p>
      <text:p text:style-name="P70">3. A total of 36 bytes</text:p>
      <text:p text:style-name="P31"/>
      <text:list xml:id="list163238708951924" text:continue-numbering="true" text:style-name="WW8Num7">
        <text:list-item>
          <text:p text:style-name="P41"><text:span text:style-name="T5">Main </text:span><text:span text:style-name="T5">u</text:span><text:span text:style-name="T5">nit parameter status query instructions (extended)</text:span></text:p>
        </text:list-item>
      </text:list>
      <text:p text:style-name="Standard"><text:span text:style-name="T5">      </text:span><text:span text:style-name="T5"> Frame header (16bit) + data + 0xFCFC</text:span></text:p>
      <text:p text:style-name="Standard"><text:span text:style-name="T5">      </text:span><text:span text:style-name="T5"> Header: 00 07</text:span></text:p>
      <text:p text:style-name="Standard"><text:span text:style-name="T5">   </text:span><text:span text:style-name="T5"> 3. It is possible to receive multiple frames of data</text:span></text:p>
      <text:p text:style-name="Standard"><text:span text:style-name="T5">     </text:span><text:span text:style-name="T5"> Example: Received command: FE 00 0E 00 FC <text:s text:c="3"/>FE 11 00 01 FC (2 frames together); Common command + Special instruction; Special instruction + Common command</text:span></text:p>
      <text:p text:style-name="P3"><text:span text:style-name="T55">6）Machine Type Code Definition:</text:span></text:p>
      <table:table table:name="Table2" table:style-name="Table2">
        <table:table-column table:style-name="Table2.A" table:number-columns-repeated="2"/>
        <table:table-column table:style-name="Table2.C"/>
        <table:table-column table:style-name="Table2.A" table:number-columns-repeated="2"/>
        <table:table-column table:style-name="Table2.C"/>
        <table:table-column table:style-name="Table2.A"/>
        <table:table-column table:style-name="Table2.H"/>
        <table:table-row table:style-name="Table2.1">
          <table:table-cell table:style-name="Table2.A1" office:value-type="string">
            <text:p text:style-name="P20">D7</text:p>
          </table:table-cell>
          <table:table-cell table:style-name="Table2.A1" office:value-type="string">
            <text:p text:style-name="P20">D6</text:p>
          </table:table-cell>
          <table:table-cell table:style-name="Table2.A1" office:value-type="string">
            <text:p text:style-name="P20">D5</text:p>
          </table:table-cell>
          <table:table-cell table:style-name="Table2.A1" office:value-type="string">
            <text:p text:style-name="P20">D4</text:p>
          </table:table-cell>
          <table:table-cell table:style-name="Table2.A1" office:value-type="string">
            <text:p text:style-name="P20">D3</text:p>
          </table:table-cell>
          <table:table-cell table:style-name="Table2.A1" office:value-type="string">
            <text:p text:style-name="P20">D2</text:p>
          </table:table-cell>
          <table:table-cell table:style-name="Table2.A1" office:value-type="string">
            <text:p text:style-name="P20">D1</text:p>
          </table:table-cell>
          <table:table-cell table:style-name="Table2.H1" office:value-type="string">
            <text:p text:style-name="P20">D0</text:p>
          </table:table-cell>
        </table:table-row>
      </table:table>
      <text:p text:style-name="P28"/>
      <text:p text:style-name="Standard"><text:span text:style-name="T18">Machine type code definition</text:span><text:span text:style-name="T18">：</text:span></text:p>
      <text:p text:style-name="Standard"><text:span text:style-name="T18">D0：1 chairman <text:s/></text:span><text:span text:style-name="T18"><text:s text:c="8"/></text:span><text:span text:style-name="T18">0 delegate</text:span></text:p>
      <text:p text:style-name="Standard"><text:span text:style-name="T18">D1: 1 Speaking </text:span><text:span text:style-name="T18">function</text:span><text:span text:style-name="T18"> </text:span><text:span text:style-name="T18"><text:s text:c="3"/></text:span><text:span text:style-name="T18">0 no speaking function</text:span></text:p>
      <text:p text:style-name="Standard"><text:span text:style-name="T18">D2: 1 Voting function <text:s/>0 N</text:span><text:span text:style-name="T18">o voting function</text:span></text:p>
      <text:p text:style-name="Standard"><text:soft-page-break/><text:span text:style-name="T18">D3:1 Channel selector <text:s/>0 No channel selector</text:span></text:p>
      <text:p text:style-name="Standard"><text:span text:style-name="T18">D</text:span><text:span text:style-name="T18">4</text:span><text:span text:style-name="T18">-D</text:span><text:span text:style-name="T18">7</text:span><text:span text:style-name="T18"> </text:span><text:span text:style-name="T18">Machine type code, different machine code is not the same</text:span></text:p>
      <text:p text:style-name="P13">7) on the non-contact IC card sign, vote on the application of technology</text:p>
      <text:p text:style-name="Standard"><text:span text:style-name="T12"><text:s text:c="2"/></text:span><text:span text:style-name="T18">1.PC software release card through the card reader to read UID of each card, and then build the connection relationship of UID and personnel names, posts and other information on the database.</text:span></text:p>
      <text:p text:style-name="Standard"><text:span text:style-name="T18">PC</text:span><text:span text:style-name="T20">, через считыватель карт, чтобы читать </text:span><text:span text:style-name="T18">UID</text:span><text:span text:style-name="T20"> каждой карты, а затем построить связь между идентификаторами </text:span><text:span text:style-name="T18">UID</text:span><text:span text:style-name="T20"> и персоналом, сообщениями и другой информацией в базе данных.</text:span></text:p>
      <text:list xml:id="list163238652921604" text:continue-list="list573367615" text:style-name="WW8Num2">
        <text:list-item>
          <text:p text:style-name="P19">Set the option of IC card function (otherwise the unit will not upload IC card)</text:p>
        </text:list-item>
      </text:list>
      <text:p text:style-name="P80"><text:span text:style-name="T20">Установите опцию функции </text:span><text:span text:style-name="T18">IC</text:span><text:span text:style-name="T20">-карты (иначе устройство не будет загружать </text:span><text:span text:style-name="T18">IC</text:span><text:span text:style-name="T20">-карту)</text:span></text:p>
      <text:p text:style-name="P81"><text:span text:style-name="T18">3.D</text:span><text:span text:style-name="T18">uring the meeting, participants (</text:span><text:span text:style-name="T20">Во</text:span><text:span text:style-name="T18"> </text:span><text:span text:style-name="T20">время</text:span><text:span text:style-name="T18"> </text:span><text:span text:style-name="T20">встречи</text:span><text:span text:style-name="T18"> </text:span><text:span text:style-name="T20">участники</text:span><text:span text:style-name="T18">)</text:span></text:p>
      <text:list xml:id="list3444357138" text:style-name="WW8Num9">
        <text:list-item>
          <text:p text:style-name="P42"><text:span text:style-name="T18">When using the</text:span><text:span text:style-name="T18"> flush-mount</text:span><text:span text:style-name="T18"> voting unit, insert the IC card (regardless of direction), the unit reads UID</text:span><text:span text:style-name="T18"> from</text:span><text:span text:style-name="T18"> the IC card and upload to the conference </text:span><text:span text:style-name="T18">main unit</text:span><text:span text:style-name="T18">, the </text:span><text:soft-page-break/><text:span text:style-name="T18">conference </text:span><text:span text:style-name="T18">main unit send </text:span><text:span text:style-name="T18">to the PC software (command: 0x00 0x03 + unit ID (16bit) + UID (8 bytes) + 0xFCFC), PC s</text:span><text:span text:style-name="T18">oftware received, the first query database, if there is this UID, the unit ID and UID, personnel information binding, send IC card upload success command (00 06 00 17 X0 YY FC FC), if the UID does not exist, send a verification failure command (00 06 00 17 X1 YY FC FC); </text:span></text:p>
        </text:list-item>
      </text:list>
      <text:p text:style-name="P78"><text:span text:style-name="T20">① </text:span><text:span text:style-name="T22">При использовании модуля голосования с скрытым монтажом вставьте </text:span><text:span text:style-name="T24">IC</text:span><text:span text:style-name="T22">-карту (независимо от направления), устройство считывает </text:span><text:span text:style-name="T24">UID</text:span><text:span text:style-name="T22"> с карты </text:span><text:span text:style-name="T24">IC</text:span><text:span text:style-name="T22"> и загружается на главный блок конференции, основной блок конференции отправляет на программное обеспечение ПК (кома</text:span><text:span text:style-name="T22">нда: 0</text:span><text:span text:style-name="T24">x</text:span><text:span text:style-name="T22">00 0</text:span><text:span text:style-name="T24">x</text:span><text:span text:style-name="T22">03 + идентификатор устройства (16 бит) + </text:span><text:span text:style-name="T24">UID</text:span><text:span text:style-name="T22"> (8 байтов) + 0</text:span><text:span text:style-name="T24">xFCFC</text:span><text:span text:style-name="T22">), полученное ПО для ПК, первая база данных запросов, если есть этот </text:span><text:span text:style-name="T24">UID</text:span><text:span text:style-name="T22">, идентификатор устройства и </text:span><text:span text:style-name="T24">UID</text:span><text:span text:style-name="T22">, привязка информации о персонале, отправьте команду успешной загрузки </text:span><text:span text:style-name="T24">IC</text:span><text:span text:style-name="T22">-карты (00 06 00 17 </text:span><text:span text:style-name="T24">X</text:span><text:span text:style-name="T22">0 </text:span><text:span text:style-name="T24">YY</text:span><text:span text:style-name="T22"> </text:span><text:span text:style-name="T24">FC</text:span><text:span text:style-name="T22"> </text:span><text:span text:style-name="T24">FC</text:span><text:span text:style-name="T22">), если </text:span><text:span text:style-name="T24">UID</text:span><text:span text:style-name="T22"> не существует, отправьте команду сбоя проверки (00 06 00 17 </text:span><text:span text:style-name="T24">X</text:span><text:span text:style-name="T22">1 </text:span><text:span text:style-name="T24">YY</text:span><text:span text:style-name="T22"> </text:span><text:span text:style-name="T24">FC</text:span><text:span text:style-name="T22"> </text:span><text:span text:style-name="T24">FC</text:span><text:span text:style-name="T22">);</text:span></text:p>
      <text:p text:style-name="P39"><text:span text:style-name="T18">During voting mode, an attendee remove the IC card, the </text:span><text:soft-page-break/><text:span text:style-name="T18">voting unit will be locked for invalid operation, insert card to the unit again, the unit is back to work status. (won’t upload UID again); If during voting, the participants have voted, the card insert to the other conference unit, then PC software received UID, do not return code to answer, process as the invalid operation; if no during voting, PC software answer success code (00 06 00 17 X0 YY FC FC) for valid IC card.</text:span></text:p>
      <text:p text:style-name="P39"><text:span text:style-name="T20">В режиме голосования участник удаляет </text:span><text:span text:style-name="T18">IC</text:span><text:span text:style-name="T20">-карту, блок голосования будет заблокирован для недействительной операции, снова вставьте карту в устройство, устройство вернется к рабочему состоянию. (не будет загружать </text:span><text:span text:style-name="T18">UID</text:span><text:span text:style-name="T20"> снова); Если во время голосования участники проголосовали, карта вставлена на другой конференц-узел, а затем полученное ПО с ПК, не возвращает код для ответа, обрабатывается как недействительная операция; если нет во время голосования, код успешного ответа на ПК (00 06 00 17 </text:span><text:span text:style-name="T18">X</text:span><text:span text:style-name="T20">0 </text:span><text:span text:style-name="T18">YY</text:span><text:span text:style-name="T20"> </text:span><text:span text:style-name="T18">FC</text:span><text:span text:style-name="T20"> </text:span><text:span text:style-name="T18">FC</text:span><text:span text:style-name="T20">) для действительной карты </text:span><text:span text:style-name="T18">IC</text:span><text:span text:style-name="T20">.</text:span></text:p>
      <text:list xml:id="list163238653700652" text:continue-numbering="true" text:style-name="WW8Num9">
        <text:list-item>
          <text:p text:style-name="P42"><text:span text:style-name="T18">F</text:span><text:span text:style-name="T18">or the desktop conference unit, because there is no a card slot like flush mount unit to keep the IC card in slot. </text:span><text:soft-page-break/><text:span text:style-name="T18">When</text:span><text:span text:style-name="T18"> </text:span><text:span text:style-name="T18">launch sign-in,</text:span><text:span text:style-name="T18"> put the IC card to sensor area for sign-in, PC software to answer a successful code, the desktop unit is active to be used. </text:span></text:p>
        </text:list-item>
      </text:list>
      <text:p text:style-name="P78"><text:span text:style-name="T18">Each time you initiate a vote, you must re-verify your credit card to vote. The same card sign-in on the last unit to put on the other desktop unit is invalid, PC software will not respond to success code (00 06 00 17 X0 YY FC FC)</text:span></text:p>
      <text:p text:style-name="P78"><text:span text:style-name="T20">② Для настольного конференц-модуля, потому что нет слота для карт, такого как блок скрытого монтажа, чтобы держать карту </text:span><text:span text:style-name="T18">IC</text:span><text:span text:style-name="T20"> в гнезде. Когда вы запускаете вход в систему, поместите </text:span><text:span text:style-name="T18">IC</text:span><text:span text:style-name="T20">-карту в зону датчика для входа в систему, программное обеспечение ПК для </text:span><text:span text:style-name="T20">ответа на успешный код, активен настольный блок, который будет использоваться.</text:span></text:p>
      <text:p text:style-name="P78"><text:span text:style-name="T20">Каждый раз, когда вы инициируете голосование, вы должны повторно подтвердить свою кредитную карту для голосования. Тот же самый вход в систему на последнем устройстве для установки на другой настольный компьютер недействителен, программное обеспечение ПК не будет отвечать на </text:span><text:soft-page-break/><text:span text:style-name="T20">код успеха (00 06 00 17 </text:span><text:span text:style-name="T18">X</text:span><text:span text:style-name="T20">0 </text:span><text:span text:style-name="T18">YY</text:span><text:span text:style-name="T20"> </text:span><text:span text:style-name="T18">FC</text:span><text:span text:style-name="T20"> </text:span><text:span text:style-name="T18">FC</text:span><text:span text:style-name="T20">)</text:span></text:p>
      <text:p text:style-name="Standard"><text:span text:style-name="T12">8）</text:span><text:span text:style-name="T12">Appendix protocol list</text:span></text:p>
      <text:p text:style-name="P16">1．The conference software connects the protocol with the keep-alive heartbeat packag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Standard"><text:span text:style-name="T16">P</text:span><text:span text:style-name="T16">rotocol function</text:span></text:p>
          </table:table-cell>
          <table:table-cell table:style-name="Table3.A1" office:value-type="string">
            <text:p text:style-name="Standard"><text:span text:style-name="T16">PC</text:span><text:span text:style-name="T16">(controller)</text:span><text:span text:style-name="T16"> </text:span><text:span text:style-name="T16">to main unit</text:span></text:p>
            <text:p text:style-name="Standard"><text:span text:style-name="T7">(Empty means that the command is from main unit to PC</text:span><text:span text:style-name="T7">)</text:span></text:p>
          </table:table-cell>
          <table:table-cell table:style-name="Table3.A1" office:value-type="string">
            <text:p text:style-name="Standard"><text:span text:style-name="T16">P</text:span><text:span text:style-name="T16">rotocol parameter note</text:span></text:p>
          </table:table-cell>
          <table:table-cell table:style-name="Table3.D1" office:value-type="string">
            <text:p text:style-name="P16">Main unit return to PC(controller)</text:p>
          </table:table-cell>
        </table:table-row>
        <table:table-row table:style-name="Table3.2">
          <table:table-cell table:style-name="Table3.A1" office:value-type="string">
            <text:p text:style-name="P51">PC software open and send this code to indicate that PC software has been turned on</text:p>
          </table:table-cell>
          <table:table-cell table:style-name="Table3.A1" office:value-type="string">
            <text:p text:style-name="Standard"><text:span text:style-name="T7">00 06 00 </text:span><text:span text:style-name="T7">00</text:span><text:span text:style-name="T7"> 0</text:span><text:span text:style-name="T7">3</text:span><text:span text:style-name="T7"> 0</text:span><text:span text:style-name="T7">0</text:span><text:span text:style-name="T7"> FC FC</text:span></text:p>
          </table:table-cell>
          <table:table-cell table:style-name="Table3.A1" office:value-type="string">
            <text:p text:style-name="P11"/>
          </table:table-cell>
          <table:table-cell table:style-name="Table3.D1" office:value-type="string">
            <text:p text:style-name="P11"/>
          </table:table-cell>
        </table:table-row>
        <table:table-row table:style-name="Table3.2">
          <table:table-cell table:style-name="Table3.A1" office:value-type="string">
            <text:p text:style-name="Standard"><text:span text:style-name="T60">PC software online query (sent to the main unit regularly</text:span><text:span text:style-name="T60">）</text:span></text:p>
          </table:table-cell>
          <table:table-cell table:style-name="Table3.A1" office:value-type="string">
            <text:p text:style-name="Standard"><text:span text:style-name="T7">00 06 00 00 0</text:span><text:span text:style-name="T7">E</text:span><text:span text:style-name="T7"> 00 FC FC</text:span></text:p>
          </table:table-cell>
          <table:table-cell table:style-name="Table3.A1" office:value-type="string">
            <text:p text:style-name="P9">30S not received Note: PC is not online</text:p>
          </table:table-cell>
          <table:table-cell table:style-name="Table3.D1" office:value-type="string">
            <text:p text:style-name="P9">FE 00 0E 00 FC</text:p>
          </table:table-cell>
        </table:table-row>
      </table:table>
      <text:p text:style-name="P16"/>
      <text:p text:style-name="P16">2.Enter the conference mode(During meeting) command</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Standard"><text:span text:style-name="T16">P</text:span><text:span text:style-name="T16">rotocol function</text:span></text:p>
          </table:table-cell>
          <table:table-cell table:style-name="Table4.A1" office:value-type="string">
            <text:p text:style-name="Standard"><text:span text:style-name="T16">PC</text:span><text:span text:style-name="T16">(controller)</text:span><text:span text:style-name="T16"> </text:span><text:span text:style-name="T16">to main unit</text:span></text:p>
            <text:p text:style-name="Standard"><text:span text:style-name="T7">(Empty means that the command is from main unit to PC</text:span><text:span text:style-name="T7">)</text:span></text:p>
          </table:table-cell>
          <table:table-cell table:style-name="Table4.A1" office:value-type="string">
            <text:p text:style-name="Standard"><text:span text:style-name="T16">P</text:span><text:span text:style-name="T16">rotocol parameter note</text:span></text:p>
          </table:table-cell>
          <table:table-cell table:style-name="Table4.D1" office:value-type="string">
            <text:p text:style-name="P16">Main unit return to PC(controller)</text:p>
          </table:table-cell>
        </table:table-row>
        <table:table-row table:style-name="Table4.2">
          <table:table-cell table:style-name="Table4.A1" office:value-type="string">
            <text:p text:style-name="P56">Tell PC software to enter conference mode</text:p>
          </table:table-cell>
          <table:table-cell table:style-name="Table4.A1" office:value-type="string">
            <text:p text:style-name="P58"/>
          </table:table-cell>
          <table:table-cell table:style-name="Table4.A1" office:value-type="string">
            <text:p text:style-name="P60">This is the PC to receive a reply to the PC <text:soft-page-break/>command</text:p>
          </table:table-cell>
          <table:table-cell table:style-name="Table4.D1" office:value-type="string">
            <text:p text:style-name="P56">FE 00 00 01 FC</text:p>
          </table:table-cell>
        </table:table-row>
        <table:table-row table:style-name="Table4.2">
          <table:table-cell table:style-name="Table4.A1" office:value-type="string">
            <text:p text:style-name="P44">Enter the conference mode</text:p>
          </table:table-cell>
          <table:table-cell table:style-name="Table4.A1" office:value-type="string">
            <text:p text:style-name="Standard"><text:span text:style-name="T34">00 06 00 </text:span><text:span text:style-name="T34">00</text:span><text:span text:style-name="T34"> 0</text:span><text:span text:style-name="T34">0</text:span><text:span text:style-name="T34"> 0</text:span><text:span text:style-name="T34">1</text:span><text:span text:style-name="T34"> FC FC</text:span></text:p>
          </table:table-cell>
          <table:table-cell table:style-name="Table4.A1" office:value-type="string">
            <text:p text:style-name="P46"/>
          </table:table-cell>
          <table:table-cell table:style-name="Table4.D1" office:value-type="string">
            <text:p text:style-name="P44">FE 00 00 01 FC</text:p>
          </table:table-cell>
        </table:table-row>
      </table:table>
      <text:p text:style-name="P16"/>
      <text:p text:style-name="P16"><text:bookmark-start text:name="_Hlk493759887"/>3.Main unit parameter settings</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Standard"><text:span text:style-name="T16">P</text:span><text:span text:style-name="T16">rotocol function</text:span></text:p>
          </table:table-cell>
          <table:table-cell table:style-name="Table5.A1" office:value-type="string">
            <text:p text:style-name="Standard"><text:span text:style-name="T16">PC</text:span><text:span text:style-name="T16">(controller)</text:span><text:span text:style-name="T16"> </text:span><text:span text:style-name="T16">to main unit</text:span></text:p>
            <text:p text:style-name="Standard"><text:span text:style-name="T7">(Empty means that the command is from main unit to PC</text:span><text:span text:style-name="T7">)</text:span></text:p>
          </table:table-cell>
          <table:table-cell table:style-name="Table5.A1" office:value-type="string">
            <text:p text:style-name="Standard"><text:span text:style-name="T16">P</text:span><text:span text:style-name="T16">rotocol parameter note</text:span></text:p>
          </table:table-cell>
          <table:table-cell table:style-name="Table5.D1" office:value-type="string">
            <text:p text:style-name="P16">Main unit return to PC(controller)</text:p>
          </table:table-cell>
        </table:table-row>
        <table:table-row table:style-name="Table5.2">
          <table:table-cell table:style-name="Table5.A1" office:value-type="string">
            <text:p text:style-name="P56">Tell PC software to enter the ID</text:p>
            <text:p text:style-name="P48">Скажите программному обеспечению ПК, чтобы ввести идентификатор</text:p>
          </table:table-cell>
          <table:table-cell table:style-name="Table5.A1" office:value-type="string">
            <text:p text:style-name="P49"/>
          </table:table-cell>
          <table:table-cell table:style-name="Table5.A1" office:value-type="string">
            <text:p text:style-name="P60">This is the command received by the PC</text:p>
          </table:table-cell>
          <table:table-cell table:style-name="Table5.D1" office:value-type="string">
            <text:p text:style-name="P56">FE 00 00 04 FC</text:p>
          </table:table-cell>
        </table:table-row>
        <table:table-row table:style-name="Table5.2">
          <table:table-cell table:style-name="Table5.A1" office:value-type="string">
            <text:p text:style-name="P56">The main unit receives the machine type code</text:p>
            <text:p text:style-name="P61">Основной блок получает код типа машины</text:p>
          </table:table-cell>
          <table:table-cell table:style-name="Table5.A1" office:value-type="string">
            <text:p text:style-name="P62"/>
          </table:table-cell>
          <table:table-cell table:style-name="Table5.A1" office:value-type="string">
            <text:p text:style-name="Standard"><text:span text:style-name="T65">XYY：</text:span><text:span text:style-name="T65"> Machine type code</text:span></text:p>
          </table:table-cell>
          <table:table-cell table:style-name="Table5.D1" office:value-type="string">
            <text:p text:style-name="P56">FE 00 X6 YY FC</text:p>
          </table:table-cell>
        </table:table-row>
        <table:table-row table:style-name="Table5.2">
          <table:table-cell table:style-name="Table5.A1" office:value-type="string">
            <text:p text:style-name="Standard"><text:span text:style-name="T34">IC card function</text:span></text:p>
            <text:p text:style-name="P44">(default off)</text:p>
          </table:table-cell>
          <table:table-cell table:style-name="Table5.A1" office:value-type="string">
            <text:p text:style-name="Standard"><text:span text:style-name="T34">00 06 00 00 0</text:span><text:span text:style-name="T34">7</text:span><text:span text:style-name="T34"> 00 FC FC</text:span></text:p>
          </table:table-cell>
          <table:table-cell table:style-name="Table5.A1" office:value-type="string">
            <text:p text:style-name="P46"/>
          </table:table-cell>
          <table:table-cell table:style-name="Table5.D1" office:value-type="string">
            <text:p text:style-name="P44">FE 00 07 00 FC </text:p>
          </table:table-cell>
        </table:table-row>
        <table:table-row table:style-name="Table5.2">
          <table:table-cell table:style-name="Table5.A1" office:value-type="string">
            <text:p text:style-name="P44">Turn on IC upload function</text:p>
            <text:p text:style-name="P44">Включить функцию загрузки IC</text:p>
          </table:table-cell>
          <table:table-cell table:style-name="Table5.A1" office:value-type="string">
            <text:p text:style-name="Standard"><text:span text:style-name="T34">00 06 00 00 0</text:span><text:span text:style-name="T34">7</text:span><text:span text:style-name="T34"> 0</text:span><text:span text:style-name="T34">1</text:span><text:span text:style-name="T34"> FC FC</text:span></text:p>
          </table:table-cell>
          <table:table-cell table:style-name="Table5.A1" office:value-type="string">
            <text:p text:style-name="P46"/>
          </table:table-cell>
          <table:table-cell table:style-name="Table5.D1" office:value-type="string">
            <text:p text:style-name="P44">FE 00 07 01 FC</text:p>
          </table:table-cell>
        </table:table-row>
        <table:table-row table:style-name="Table5.2">
          <table:table-cell table:style-name="Table5.A1" office:value-type="string">
            <text:p text:style-name="P44">Allow to switch on the microphone during the vote</text:p>
            <text:p text:style-name="P48">Разрешить включение <text:soft-page-break/>микрофона во время голосования</text:p>
          </table:table-cell>
          <table:table-cell table:style-name="Table5.A1" office:value-type="string">
            <text:p text:style-name="Standard"><text:span text:style-name="T34">00 06 00 00 0</text:span><text:span text:style-name="T34">C</text:span><text:span text:style-name="T34"> 0</text:span><text:span text:style-name="T34">0</text:span><text:span text:style-name="T34"> FC FC</text:span></text:p>
          </table:table-cell>
          <table:table-cell table:style-name="Table5.A1" office:value-type="string">
            <text:p text:style-name="P46"/>
          </table:table-cell>
          <table:table-cell table:style-name="Table5.D1" office:value-type="string">
            <text:p text:style-name="P44">FE 00 0C 00 FC</text:p>
          </table:table-cell>
        </table:table-row>
        <table:table-row table:style-name="Table5.2">
          <table:table-cell table:style-name="Table5.A1" office:value-type="string">
            <text:p text:style-name="Standard"><text:span text:style-name="T34">F</text:span><text:span text:style-name="T34">orbid to switch on the microphone during vote</text:span></text:p>
            <text:p text:style-name="P48">Запретить включение микрофона во время голосования</text:p>
          </table:table-cell>
          <table:table-cell table:style-name="Table5.A1" office:value-type="string">
            <text:p text:style-name="Standard"><text:span text:style-name="T34">00 06 00 00 0</text:span><text:span text:style-name="T34">C</text:span><text:span text:style-name="T34"> 0</text:span><text:span text:style-name="T34">1</text:span><text:span text:style-name="T34"> FC FC</text:span></text:p>
          </table:table-cell>
          <table:table-cell table:style-name="Table5.A1" office:value-type="string">
            <text:p text:style-name="P46"/>
          </table:table-cell>
          <table:table-cell table:style-name="Table5.D1" office:value-type="string">
            <text:p text:style-name="P44">FE 00 0C 01 FC</text:p>
          </table:table-cell>
        </table:table-row>
        <table:table-row table:style-name="Table5.2">
          <table:table-cell table:style-name="Table5.A1" office:value-type="string">
            <text:p text:style-name="P44">Microphone mode, quantity setting</text:p>
          </table:table-cell>
          <table:table-cell table:style-name="Table5.A1" office:value-type="string">
            <text:p text:style-name="Standard"><text:span text:style-name="T34">00 06 00 </text:span><text:span text:style-name="T34">01</text:span><text:span text:style-name="T34"> </text:span><text:span text:style-name="T34">00</text:span><text:span text:style-name="T34"> </text:span><text:span text:style-name="T34">XY</text:span><text:span text:style-name="T34"> FC FC</text:span></text:p>
          </table:table-cell>
          <table:table-cell table:style-name="Table5.A1" office:value-type="string">
            <text:p text:style-name="Standard"><text:span text:style-name="T34">X：M</text:span><text:span text:style-name="T34">ic mode</text:span></text:p>
            <text:p text:style-name="Standard"><text:span text:style-name="T34">Y：Max.</text:span><text:span text:style-name="T34"> </text:span><text:span text:style-name="T34">ac</text:span><text:span text:style-name="T34">tive mic</text:span></text:p>
          </table:table-cell>
          <table:table-cell table:style-name="Table5.D1" office:value-type="string">
            <text:p text:style-name="P44">FE 01 00 XY FC</text:p>
          </table:table-cell>
        </table:table-row>
        <table:table-row table:style-name="Table5.2">
          <table:table-cell table:style-name="Table5.A1" office:value-type="string">
            <text:p text:style-name="P44">Line in volume</text:p>
          </table:table-cell>
          <table:table-cell table:style-name="Table5.A1" office:value-type="string">
            <text:p text:style-name="P44">00 06 00 01 11 YY FC FC</text:p>
          </table:table-cell>
          <table:table-cell table:style-name="Table5.A1" office:value-type="string">
            <text:p text:style-name="Standard"><text:span text:style-name="T34">Li</text:span><text:span text:style-name="T34">ne in setting</text:span><text:span text:style-name="T34"> YY（0-41）：0=0dB </text:span></text:p>
            <text:p text:style-name="Standard"><text:span text:style-name="T34">1=-1dB，-2dB，-3</text:span><text:span text:style-name="T34">Db</text:span><text:span text:style-name="T34"> </text:span><text:span text:style-name="T34">TO </text:span><text:span text:style-name="T34">-40dB，41=mute</text:span></text:p>
          </table:table-cell>
          <table:table-cell table:style-name="Table5.D1" office:value-type="string">
            <text:p text:style-name="P44">FE 01 11 YY FC</text:p>
          </table:table-cell>
        </table:table-row>
        <table:table-row table:style-name="Table5.2">
          <table:table-cell table:style-name="Table5.A1" office:value-type="string">
            <text:p text:style-name="P44">Line out volume</text:p>
          </table:table-cell>
          <table:table-cell table:style-name="Table5.A1" office:value-type="string">
            <text:p text:style-name="P44">00 06 00 01 41 YY FC FC</text:p>
          </table:table-cell>
          <table:table-cell table:style-name="Table5.A1" office:value-type="string">
            <text:p text:style-name="Standard"><text:span text:style-name="T34">Line out setting</text:span><text:span text:style-name="T34"> <text:s/>YY（0-41）：0=0dB </text:span></text:p>
            <text:p text:style-name="Standard"><text:span text:style-name="T34">1=-1dB，-2dB，-3</text:span><text:span text:style-name="T34">Db </text:span><text:span text:style-name="T34">TO-40dB，41=mute</text:span></text:p>
          </table:table-cell>
          <table:table-cell table:style-name="Table5.D1" office:value-type="string">
            <text:p text:style-name="P44">FE 01 41 YY FC</text:p>
          </table:table-cell>
        </table:table-row>
        <table:table-row table:style-name="Table5.2">
          <table:table-cell table:style-name="Table5.A1" office:value-type="string">
            <text:p text:style-name="Standard"><text:span text:style-name="T34">E</text:span><text:span text:style-name="T34">arphone volume</text:span></text:p>
          </table:table-cell>
          <table:table-cell table:style-name="Table5.A1" office:value-type="string">
            <text:p text:style-name="P44">00 06 00 01 F1 YY FC FC</text:p>
          </table:table-cell>
          <table:table-cell table:style-name="Table5.A1" office:value-type="string">
            <text:p text:style-name="Standard"><text:span text:style-name="T34">L</text:span><text:span text:style-name="T34">ine out volume</text:span><text:span text:style-name="T34"> YY（0-41）：0=0dB </text:span></text:p>
            <text:p text:style-name="Standard"><text:span text:style-name="T34">1=-1dB，-2dB，-3</text:span><text:span text:style-name="T34">Db</text:span><text:span text:style-name="T34"> </text:span><text:span text:style-name="T34">TO </text:span><text:span text:style-name="T34">-40dB，41=mute</text:span></text:p>
          </table:table-cell>
          <table:table-cell table:style-name="Table5.D1" office:value-type="string">
            <text:p text:style-name="P44">FE 01 41 YY FC</text:p>
          </table:table-cell>
        </table:table-row>
        <table:table-row table:style-name="Table5.2">
          <table:table-cell table:style-name="Table5.A1" office:value-type="string">
            <text:p text:style-name="P44">IP address 1</text:p>
          </table:table-cell>
          <table:table-cell table:style-name="Table5.A1" office:value-type="string">
            <text:p text:style-name="Standard"><text:span text:style-name="T34">00 06 00 </text:span><text:span text:style-name="T34">0B</text:span><text:span text:style-name="T34"> </text:span><text:span text:style-name="T34">X1</text:span><text:span text:style-name="T34"> </text:span><text:span text:style-name="T34">YY</text:span><text:span text:style-name="T34"> FC FC</text:span></text:p>
          </table:table-cell>
          <table:table-cell table:style-name="Table5.A1" office:value-type="string">
            <text:p text:style-name="Standard"><text:span text:style-name="T34">IP</text:span><text:span text:style-name="T34"> </text:span><text:span text:style-name="T34">a</text:span><text:span text:style-name="T34">ddress</text:span><text:span text:style-name="T34"> <text:s/>XYY.168.10.100</text:span></text:p>
          </table:table-cell>
          <table:table-cell table:style-name="Table5.D1" office:value-type="string">
            <text:p text:style-name="P44">无</text:p>
          </table:table-cell>
        </table:table-row>
        <table:table-row table:style-name="Table5.2">
          <table:table-cell table:style-name="Table5.A1" office:value-type="string">
            <text:p text:style-name="P44">IP address 2</text:p>
          </table:table-cell>
          <table:table-cell table:style-name="Table5.A1" office:value-type="string">
            <text:p text:style-name="Standard"><text:span text:style-name="T34">00 06 00 </text:span><text:span text:style-name="T34">0B</text:span><text:span text:style-name="T34"> </text:span><text:span text:style-name="T34">X2</text:span><text:span text:style-name="T34"> </text:span><text:span text:style-name="T34">YY</text:span><text:span text:style-name="T34"> FC FC</text:span></text:p>
          </table:table-cell>
          <table:table-cell table:style-name="Table5.A1" office:value-type="string">
            <text:p text:style-name="Standard"><text:span text:style-name="T34">IP</text:span><text:span text:style-name="T34"> address</text:span><text:span text:style-name="T34"> 192.XYY.10.100</text:span></text:p>
          </table:table-cell>
          <table:table-cell table:style-name="Table5.D1" office:value-type="string">
            <text:p text:style-name="P44">无</text:p>
          </table:table-cell>
        </table:table-row>
        <table:table-row table:style-name="Table5.2">
          <table:table-cell table:style-name="Table5.A1" office:value-type="string">
            <text:p text:style-name="P44">IP address 3</text:p>
          </table:table-cell>
          <table:table-cell table:style-name="Table5.A1" office:value-type="string">
            <text:p text:style-name="Standard"><text:span text:style-name="T34">00 06 00 </text:span><text:span text:style-name="T34">0B</text:span><text:span text:style-name="T34"> </text:span><text:span text:style-name="T34">X3</text:span><text:span text:style-name="T34"> </text:span><text:span text:style-name="T34">YY</text:span><text:span text:style-name="T34"> FC FC</text:span></text:p>
          </table:table-cell>
          <table:table-cell table:style-name="Table5.A1" office:value-type="string">
            <text:p text:style-name="Standard"><text:span text:style-name="T34">IP</text:span><text:span text:style-name="T34"> address</text:span><text:span text:style-name="T34"> <text:s text:c="2"/>192.168.XYY.100</text:span></text:p>
          </table:table-cell>
          <table:table-cell table:style-name="Table5.D1" office:value-type="string">
            <text:p text:style-name="P44">无</text:p>
          </table:table-cell>
        </table:table-row>
        <table:table-row table:style-name="Table5.2">
          <table:table-cell table:style-name="Table5.A1" office:value-type="string">
            <text:p text:style-name="P82"><text:span text:style-name="T34">IP address </text:span><text:soft-page-break/><text:span text:style-name="T34">4（enable the</text:span><text:span text:style-name="T34"> IP setting finish</text:span><text:span text:style-name="T34">）</text:span></text:p>
          </table:table-cell>
          <table:table-cell table:style-name="Table5.A1" office:value-type="string">
            <text:p text:style-name="Standard"><text:span text:style-name="T34">00 06 00 </text:span><text:span text:style-name="T34">0B</text:span><text:span text:style-name="T34"> </text:span><text:span text:style-name="T34">X4</text:span><text:span text:style-name="T34"> </text:span><text:span text:style-name="T34">YY</text:span><text:span text:style-name="T34"> FC </text:span><text:soft-page-break/><text:span text:style-name="T34">FC</text:span></text:p>
          </table:table-cell>
          <table:table-cell table:style-name="Table5.A1" office:value-type="string">
            <text:p text:style-name="Standard"><text:span text:style-name="T34">IP</text:span><text:span text:style-name="T34"> address</text:span><text:span text:style-name="T34"> <text:s text:c="2"/></text:span><text:soft-page-break/><text:span text:style-name="T34">192.168.10.XYY</text:span></text:p>
          </table:table-cell>
          <table:table-cell table:style-name="Table5.D1" office:value-type="string">
            <text:p text:style-name="P44">无</text:p>
          </table:table-cell>
        </table:table-row>
        <table:table-row table:style-name="Table5.2">
          <table:table-cell table:style-name="Table5.A1" office:value-type="string">
            <text:p text:style-name="P36"><text:span text:style-name="T34">R</text:span><text:span text:style-name="T34">evise </text:span><text:span text:style-name="T34">MAC</text:span><text:span text:style-name="T34"> </text:span><text:span text:style-name="T34">a</text:span><text:span text:style-name="T34">ddress </text:span><text:span text:style-name="T34">6</text:span></text:p>
            <text:p text:style-name="P36"><text:span text:style-name="T34">（D</text:span><text:span text:style-name="T34">efault </text:span><text:span text:style-name="T34">MAC</text:span><text:span text:style-name="T34"> </text:span><text:span text:style-name="T34">a</text:span><text:span text:style-name="T34">ddress</text:span><text:span text:style-name="T34">:</text:span></text:p>
            <text:p text:style-name="P47">0x00 0x08 0xDC 0x00 0x3A 0x00）</text:p>
          </table:table-cell>
          <table:table-cell table:style-name="Table5.A1" office:value-type="string">
            <text:p text:style-name="Standard"><text:span text:style-name="T34">00 06 00 </text:span><text:span text:style-name="T34">0B</text:span><text:span text:style-name="T34"> </text:span><text:span text:style-name="T34">X8</text:span><text:span text:style-name="T34"> </text:span><text:span text:style-name="T34">YY</text:span><text:span text:style-name="T34"> FC FC</text:span></text:p>
          </table:table-cell>
          <table:table-cell table:style-name="Table5.A1" office:value-type="string">
            <text:p text:style-name="Standard"><text:span text:style-name="T34">XYY:MAC</text:span><text:span text:style-name="T34"> address</text:span></text:p>
            <text:p text:style-name="P44">0x00 0x08 0xDC 0x00 0x3A XYY</text:p>
          </table:table-cell>
          <table:table-cell table:style-name="Table5.D1" office:value-type="string">
            <text:p text:style-name="P44">无</text:p>
          </table:table-cell>
        </table:table-row>
        <table:table-row table:style-name="Table5.2">
          <table:table-cell table:style-name="Table5.A1" office:value-type="string">
            <text:p text:style-name="P83"><text:span text:style-name="T34">R</text:span><text:span text:style-name="T34">evise MAC</text:span><text:span text:style-name="T34"> </text:span><text:span text:style-name="T34">a</text:span><text:span text:style-name="T34">ddress </text:span><text:span text:style-name="T34">5</text:span></text:p>
          </table:table-cell>
          <table:table-cell table:style-name="Table5.A1" office:value-type="string">
            <text:p text:style-name="Standard"><text:span text:style-name="T34">00 06 00 </text:span><text:span text:style-name="T34">0B</text:span><text:span text:style-name="T34"> </text:span><text:span text:style-name="T34">X9</text:span><text:span text:style-name="T34"> </text:span><text:span text:style-name="T34">YY</text:span><text:span text:style-name="T34"> FC FC</text:span></text:p>
          </table:table-cell>
          <table:table-cell table:style-name="Table5.A1" office:value-type="string">
            <text:p text:style-name="P44">0x00 0x08 0xDC 0x00 XYY 0x00</text:p>
          </table:table-cell>
          <table:table-cell table:style-name="Table5.D1" office:value-type="string">
            <text:p text:style-name="P44">无</text:p>
          </table:table-cell>
        </table:table-row>
        <table:table-row table:style-name="Table5.2">
          <table:table-cell table:style-name="Table5.A1" office:value-type="string">
            <text:p text:style-name="Standard"><text:span text:style-name="T34">R</text:span><text:span text:style-name="T34">evise MAC</text:span><text:span text:style-name="T34"> </text:span><text:span text:style-name="T34">a</text:span><text:span text:style-name="T34">ddress </text:span><text:span text:style-name="T34">4</text:span></text:p>
          </table:table-cell>
          <table:table-cell table:style-name="Table5.A1" office:value-type="string">
            <text:p text:style-name="Standard"><text:span text:style-name="T34">00 06 00 </text:span><text:span text:style-name="T34">0B</text:span><text:span text:style-name="T34"> </text:span><text:span text:style-name="T34">XA</text:span><text:span text:style-name="T34"> </text:span><text:span text:style-name="T34">YY</text:span><text:span text:style-name="T34"> FC FC</text:span></text:p>
          </table:table-cell>
          <table:table-cell table:style-name="Table5.A1" office:value-type="string">
            <text:p text:style-name="P44">0x00 0x08 0xDC XYY <text:s/>0x3A 0x00</text:p>
          </table:table-cell>
          <table:table-cell table:style-name="Table5.D1" office:value-type="string">
            <text:p text:style-name="P44">无</text:p>
          </table:table-cell>
        </table:table-row>
        <table:table-row table:style-name="Table5.2">
          <table:table-cell table:style-name="Table5.A1" office:value-type="string">
            <text:p text:style-name="Standard"><text:span text:style-name="T34">R</text:span><text:span text:style-name="T34">evise MAC</text:span><text:span text:style-name="T34"> </text:span><text:span text:style-name="T34">a</text:span><text:span text:style-name="T34">ddress </text:span><text:span text:style-name="T34">3</text:span></text:p>
          </table:table-cell>
          <table:table-cell table:style-name="Table5.A1" office:value-type="string">
            <text:p text:style-name="Standard"><text:span text:style-name="T34">00 06 00 </text:span><text:span text:style-name="T34">0B</text:span><text:span text:style-name="T34"> </text:span><text:span text:style-name="T34">XB</text:span><text:span text:style-name="T34"> </text:span><text:span text:style-name="T34">YY</text:span><text:span text:style-name="T34"> FC FC</text:span></text:p>
          </table:table-cell>
          <table:table-cell table:style-name="Table5.A1" office:value-type="string">
            <text:p text:style-name="P44">0x00 0x08 XYY <text:s/>0x00 0x3A 0x00</text:p>
          </table:table-cell>
          <table:table-cell table:style-name="Table5.D1" office:value-type="string">
            <text:p text:style-name="P44">无</text:p>
          </table:table-cell>
        </table:table-row>
        <table:table-row table:style-name="Table5.2">
          <table:table-cell table:style-name="Table5.A1" office:value-type="string">
            <text:p text:style-name="Standard"><text:span text:style-name="T34">R</text:span><text:span text:style-name="T34">evise MAC</text:span><text:span text:style-name="T34"> </text:span><text:span text:style-name="T34">a</text:span><text:span text:style-name="T34">ddress </text:span><text:span text:style-name="T34">2</text:span></text:p>
          </table:table-cell>
          <table:table-cell table:style-name="Table5.A1" office:value-type="string">
            <text:p text:style-name="Standard"><text:span text:style-name="T34">00 06 00 </text:span><text:span text:style-name="T34">0B</text:span><text:span text:style-name="T34"> </text:span><text:span text:style-name="T34">XC</text:span><text:span text:style-name="T34"> </text:span><text:span text:style-name="T34">YY</text:span><text:span text:style-name="T34"> FC FC</text:span></text:p>
          </table:table-cell>
          <table:table-cell table:style-name="Table5.A1" office:value-type="string">
            <text:p text:style-name="P44">0x00 XYY <text:s/>0xDC 0x00 0x3A 0x00</text:p>
          </table:table-cell>
          <table:table-cell table:style-name="Table5.D1" office:value-type="string">
            <text:p text:style-name="P44">无</text:p>
          </table:table-cell>
        </table:table-row>
        <table:table-row table:style-name="Table5.2">
          <table:table-cell table:style-name="Table5.A1" office:value-type="string">
            <text:p text:style-name="Standard"><text:span text:style-name="T34">R</text:span><text:span text:style-name="T34">evise MAC</text:span><text:span text:style-name="T34"> </text:span><text:span text:style-name="T34">a</text:span><text:span text:style-name="T34">ddress </text:span><text:span text:style-name="T34">1</text:span></text:p>
          </table:table-cell>
          <table:table-cell table:style-name="Table5.A1" office:value-type="string">
            <text:p text:style-name="Standard"><text:span text:style-name="T34">00 06 00 </text:span><text:span text:style-name="T34">0B</text:span><text:span text:style-name="T34"> </text:span><text:span text:style-name="T34">XD</text:span><text:span text:style-name="T34"> </text:span><text:span text:style-name="T34">YY</text:span><text:span text:style-name="T34"> FC FC</text:span></text:p>
          </table:table-cell>
          <table:table-cell table:style-name="Table5.A1" office:value-type="string">
            <text:p text:style-name="P44">XYY <text:s/>0x08 0xDC 0x00 0x3A 0x00</text:p>
          </table:table-cell>
          <table:table-cell table:style-name="Table5.D1" office:value-type="string">
            <text:p text:style-name="P44">Receive the last address, the main unit reboot automatically</text:p>
          </table:table-cell>
        </table:table-row>
        <table:table-row table:style-name="Table5.2">
          <table:table-cell table:style-name="Table5.A1" office:value-type="string">
            <text:p text:style-name="P46"/>
          </table:table-cell>
          <table:table-cell table:style-name="Table5.A1" office:value-type="string">
            <text:p text:style-name="P46"/>
          </table:table-cell>
          <table:table-cell table:style-name="Table5.A1" office:value-type="string">
            <text:p text:style-name="P46"/>
          </table:table-cell>
          <table:table-cell table:style-name="Table5.D1" office:value-type="string">
            <text:p text:style-name="P46"/>
          </table:table-cell>
        </table:table-row>
        <table:table-row table:style-name="Table5.2">
          <table:table-cell table:style-name="Table5.A1" office:value-type="string">
            <text:p text:style-name="P44">Answer a conference unit to upload IC card data successfully</text:p>
            <text:p text:style-name="Standard"><text:span text:style-name="T41">Ответьте на конференцию, чтобы успешно загрузить данные </text:span><text:span text:style-name="T34">IC</text:span><text:span text:style-name="T41">-карты</text:span></text:p>
          </table:table-cell>
          <table:table-cell table:style-name="Table5.A1" office:value-type="string">
            <text:p text:style-name="Standard"><text:span text:style-name="T34">00 06 00 </text:span><text:span text:style-name="T34">17</text:span><text:span text:style-name="T34"> </text:span><text:span text:style-name="T34">X0</text:span><text:span text:style-name="T34"> </text:span><text:span text:style-name="T34">YY</text:span><text:span text:style-name="T34"> <text:s/>FC FC</text:span></text:p>
          </table:table-cell>
          <table:table-cell table:style-name="Table5.A1" office:value-type="string">
            <text:p text:style-name="Standard"><text:span text:style-name="T34">XYY:</text:span><text:span text:style-name="T34">ID </text:span><text:span text:style-name="T34">nu</text:span><text:span text:style-name="T34">mber</text:span></text:p>
          </table:table-cell>
          <table:table-cell table:style-name="Table5.D1" office:value-type="string">
            <text:p text:style-name="P44">-</text:p>
          </table:table-cell>
        </table:table-row>
        <table:table-row table:style-name="Table5.2">
          <table:table-cell table:style-name="Table5.A1" office:value-type="string">
            <text:p text:style-name="P44">Setting up the system to not require an IC card</text:p>
            <text:p text:style-name="Standard"><text:span text:style-name="T41">Настройка системы на отсутствие </text:span><text:span text:style-name="T34">IC</text:span><text:span text:style-name="T41">-</text:span><text:soft-page-break/><text:span text:style-name="T41">карты</text:span></text:p>
          </table:table-cell>
          <table:table-cell table:style-name="Table5.A1" office:value-type="string">
            <text:p text:style-name="Standard"><text:span text:style-name="T34">00 06 00 </text:span><text:span text:style-name="T34">17</text:span><text:span text:style-name="T34"> </text:span><text:span text:style-name="T34">03</text:span><text:span text:style-name="T34"> </text:span><text:span text:style-name="T34">AA</text:span><text:span text:style-name="T34"> <text:s/>FC FC</text:span></text:p>
          </table:table-cell>
          <table:table-cell table:style-name="Table5.A1" office:value-type="string">
            <text:p text:style-name="P46"/>
          </table:table-cell>
          <table:table-cell table:style-name="Table5.D1" office:value-type="string">
            <text:p text:style-name="P44">-</text:p>
          </table:table-cell>
        </table:table-row>
        <table:table-row table:style-name="Table5.2">
          <table:table-cell table:style-name="Table5.A1" office:value-type="string">
            <text:p text:style-name="P44">Setting up the system to requires an IC card</text:p>
            <text:p text:style-name="Standard"><text:span text:style-name="T41">Для установки системы требуется </text:span><text:span text:style-name="T34">IC</text:span><text:span text:style-name="T41">-карта</text:span></text:p>
          </table:table-cell>
          <table:table-cell table:style-name="Table5.A1" office:value-type="string">
            <text:p text:style-name="Standard"><text:span text:style-name="T34">00 06 00 </text:span><text:span text:style-name="T34">17</text:span><text:span text:style-name="T34"> </text:span><text:span text:style-name="T34">04</text:span><text:span text:style-name="T34"> </text:span><text:span text:style-name="T34">AA</text:span><text:span text:style-name="T34"> <text:s/>FC FC</text:span></text:p>
          </table:table-cell>
          <table:table-cell table:style-name="Table5.A1" office:value-type="string">
            <text:p text:style-name="P46"/>
          </table:table-cell>
          <table:table-cell table:style-name="Table5.D1" office:value-type="string">
            <text:p text:style-name="P44">-</text:p>
          </table:table-cell>
        </table:table-row>
        <table:table-row table:style-name="Table5.2">
          <table:table-cell table:style-name="Table5.A1" office:value-type="string">
            <text:p text:style-name="P46"/>
          </table:table-cell>
          <table:table-cell table:style-name="Table5.A1" office:value-type="string">
            <text:p text:style-name="P46"/>
          </table:table-cell>
          <table:table-cell table:style-name="Table5.A1" office:value-type="string">
            <text:p text:style-name="P46"/>
          </table:table-cell>
          <table:table-cell table:style-name="Table5.D1" office:value-type="string">
            <text:p text:style-name="P46"/>
          </table:table-cell>
        </table:table-row>
      </table:table>
      <text:p text:style-name="P16"><text:bookmark-end text:name="_Hlk493759887"/></text:p>
      <text:p text:style-name="P16">4.Sign-in command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Standard"><text:span text:style-name="T16">P</text:span><text:span text:style-name="T16">rotocol function</text:span></text:p>
          </table:table-cell>
          <table:table-cell table:style-name="Table6.A1" office:value-type="string">
            <text:p text:style-name="Standard"><text:span text:style-name="T16">PC</text:span><text:span text:style-name="T16">(controller)</text:span><text:span text:style-name="T16"> </text:span><text:span text:style-name="T16">to main unit</text:span></text:p>
            <text:p text:style-name="Standard"><text:span text:style-name="T7">(Empty means that the command is from main unit to PC</text:span><text:span text:style-name="T7">)</text:span></text:p>
          </table:table-cell>
          <table:table-cell table:style-name="Table6.A1" office:value-type="string">
            <text:p text:style-name="Standard"><text:span text:style-name="T16">P</text:span><text:span text:style-name="T16">rotocol parameter note</text:span></text:p>
          </table:table-cell>
          <table:table-cell table:style-name="Table6.D1" office:value-type="string">
            <text:p text:style-name="P16">Main unit return to PC(controller)</text:p>
          </table:table-cell>
        </table:table-row>
        <table:table-row table:style-name="Table6.2">
          <table:table-cell table:style-name="Table6.A1" office:value-type="string">
            <text:p text:style-name="Standard"><text:span text:style-name="T65">Tell PC software to enter sign-in mode</text:span></text:p>
          </table:table-cell>
          <table:table-cell table:style-name="Table6.A1" office:value-type="string">
            <text:p text:style-name="P58"/>
          </table:table-cell>
          <table:table-cell table:style-name="Table6.A1" office:value-type="string">
            <text:p text:style-name="P60">This is the command received by the PC</text:p>
          </table:table-cell>
          <table:table-cell table:style-name="Table6.D1" office:value-type="string">
            <text:p text:style-name="P56">FE 00 00 03 FC</text:p>
          </table:table-cell>
        </table:table-row>
        <table:table-row table:style-name="Table6.2">
          <table:table-cell table:style-name="Table6.A1" office:value-type="string">
            <text:p text:style-name="P58"/>
          </table:table-cell>
          <table:table-cell table:style-name="Table6.A1" office:value-type="string">
            <text:p text:style-name="P58"/>
          </table:table-cell>
          <table:table-cell table:style-name="Table6.A1" office:value-type="string">
            <text:p text:style-name="P36"><text:span text:style-name="T67">This is the command received by the PC (the chairman initiates the sign-in, sign-in number x "3E8")</text:span></text:p>
            <text:p text:style-name="P36"><text:span text:style-name="T69">Это команда, полученная ПК (председатель инициирует вход, номер входа </text:span><text:span text:style-name="T65">x</text:span><text:span text:style-name="T69"> «3</text:span><text:span text:style-name="T65">E</text:span><text:span text:style-name="T69">8»)</text:span></text:p>
          </table:table-cell>
          <table:table-cell table:style-name="Table6.D1" office:value-type="string">
            <text:p text:style-name="P56">FE 03 32 E8 FC</text:p>
          </table:table-cell>
        </table:table-row>
        <table:table-row table:style-name="Table6.2">
          <table:table-cell table:style-name="Table6.A1" office:value-type="string">
            <text:p text:style-name="P58"/>
          </table:table-cell>
          <table:table-cell table:style-name="Table6.A1" office:value-type="string">
            <text:p text:style-name="P58"/>
          </table:table-cell>
          <table:table-cell table:style-name="Table6.A1" office:value-type="string">
            <text:p text:style-name="P60">This is the <text:soft-page-break/>command received by the PC (the chairperson ends the check)</text:p>
            <text:p text:style-name="P64">Это команда, полученная ПК (председатель заканчивает проверку)</text:p>
          </table:table-cell>
          <table:table-cell table:style-name="Table6.D1" office:value-type="string">
            <text:p text:style-name="P56">FE 03 01 00 FC</text:p>
          </table:table-cell>
        </table:table-row>
        <table:table-row table:style-name="Table6.2">
          <table:table-cell table:style-name="Table6.A1" office:value-type="string">
            <text:p text:style-name="P44">Enter sign-in mode and set sign-in number (return sign ID)</text:p>
            <text:p text:style-name="P48">Войдите в режим входа и установите регистрационный номер (идентификатор возврата)</text:p>
          </table:table-cell>
          <table:table-cell table:style-name="Table6.A1" office:value-type="string">
            <text:p text:style-name="Standard"><text:span text:style-name="T34">00 06 00 </text:span><text:span text:style-name="T34">03</text:span><text:span text:style-name="T34"> </text:span><text:span text:style-name="T34">X2</text:span><text:span text:style-name="T34"> </text:span><text:span text:style-name="T34">YY</text:span><text:span text:style-name="T34"> FC FC</text:span></text:p>
          </table:table-cell>
          <table:table-cell table:style-name="Table6.A1" office:value-type="string">
            <text:p text:style-name="Standard"><text:span text:style-name="T34">XYY：</text:span><text:span text:style-name="T5"> </text:span><text:span text:style-name="T34">expect sign-in number</text:span></text:p>
            <text:p text:style-name="P44">ожидать номер входа</text:p>
          </table:table-cell>
          <table:table-cell table:style-name="Table6.D1" office:value-type="string">
            <text:p text:style-name="P44">FE 03 X2 YY FC</text:p>
          </table:table-cell>
        </table:table-row>
        <table:table-row table:style-name="Table6.2">
          <table:table-cell table:style-name="Table6.A1" office:value-type="string">
            <text:p text:style-name="P44">Replenishment</text:p>
            <text:p text:style-name="P44">пополнение</text:p>
          </table:table-cell>
          <table:table-cell table:style-name="Table6.A1" office:value-type="string">
            <text:p text:style-name="Standard"><text:span text:style-name="T34">00 06 00 </text:span><text:span text:style-name="T34">03</text:span><text:span text:style-name="T34"> </text:span><text:span text:style-name="T34">X5</text:span><text:span text:style-name="T34"> </text:span><text:span text:style-name="T34">YY</text:span><text:span text:style-name="T34"> FC FC</text:span></text:p>
          </table:table-cell>
          <table:table-cell table:style-name="Table6.A1" office:value-type="string">
            <text:p text:style-name="P44">XYY：ID</text:p>
          </table:table-cell>
          <table:table-cell table:style-name="Table6.D1" office:value-type="string">
            <text:p text:style-name="P44">FE 03 05 YY FC</text:p>
          </table:table-cell>
        </table:table-row>
        <table:table-row table:style-name="Table6.2">
          <table:table-cell table:style-name="Table6.A1" office:value-type="string">
            <text:p text:style-name="P51">Has signed in ID</text:p>
            <text:p text:style-name="P51">Записал ID</text:p>
          </table:table-cell>
          <table:table-cell table:style-name="Table6.A1" office:value-type="string">
            <text:p text:style-name="P52"/>
          </table:table-cell>
          <table:table-cell table:style-name="Table6.A1" office:value-type="string">
            <text:p text:style-name="Standard"><text:span text:style-name="T30">This is the command received by the PC </text:span><text:span text:style-name="T34">XYY：ID</text:span></text:p>
          </table:table-cell>
          <table:table-cell table:style-name="Table6.D1" office:value-type="string">
            <text:p text:style-name="P9">FE 03 X3 YY FC</text:p>
          </table:table-cell>
        </table:table-row>
        <table:table-row table:style-name="Table6.2">
          <table:table-cell table:style-name="Table6.A1" office:value-type="string">
            <text:p text:style-name="P44">End sign-in</text:p>
          </table:table-cell>
          <table:table-cell table:style-name="Table6.A1" office:value-type="string">
            <text:p text:style-name="Standard"><text:span text:style-name="T34">00 06 00 </text:span><text:span text:style-name="T34">03</text:span><text:span text:style-name="T34"> 0</text:span><text:span text:style-name="T34">1</text:span><text:span text:style-name="T34"> 0</text:span><text:span text:style-name="T34">0</text:span><text:span text:style-name="T34"> FC FC</text:span></text:p>
          </table:table-cell>
          <table:table-cell table:style-name="Table6.A1" office:value-type="string">
            <text:p text:style-name="P46"/>
          </table:table-cell>
          <table:table-cell table:style-name="Table6.D1" office:value-type="string">
            <text:p text:style-name="P44">FE 03 01 00 FC</text:p>
          </table:table-cell>
        </table:table-row>
      </table:table>
      <text:p text:style-name="P16"/>
      <text:p text:style-name="P16">5.Vote command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Standard"><text:span text:style-name="T16">P</text:span><text:span text:style-name="T16">rotocol function</text:span></text:p>
          </table:table-cell>
          <table:table-cell table:style-name="Table7.A1" office:value-type="string">
            <text:p text:style-name="Standard"><text:span text:style-name="T16">PC</text:span><text:span text:style-name="T16">(controller)</text:span><text:span text:style-name="T16"> </text:span><text:span text:style-name="T16">to main unit</text:span></text:p>
            <text:p text:style-name="Standard"><text:span text:style-name="T7">(Empty means that the command is from main unit to PC</text:span><text:span text:style-name="T7">)</text:span></text:p>
          </table:table-cell>
          <table:table-cell table:style-name="Table7.A1" office:value-type="string">
            <text:p text:style-name="Standard"><text:span text:style-name="T16">P</text:span><text:span text:style-name="T16">rotocol parameter note</text:span></text:p>
          </table:table-cell>
          <table:table-cell table:style-name="Table7.D1" office:value-type="string">
            <text:p text:style-name="P16">Main unit return to PC(controller)</text:p>
          </table:table-cell>
        </table:table-row>
        <text:soft-page-break/>
        <table:table-row table:style-name="Table7.2">
          <table:table-cell table:style-name="Table7.A1" office:value-type="string">
            <text:p text:style-name="P56">Tell PC software to vote</text:p>
          </table:table-cell>
          <table:table-cell table:style-name="Table7.A1" office:value-type="string">
            <text:p text:style-name="P58"/>
          </table:table-cell>
          <table:table-cell table:style-name="Table7.A1" office:value-type="string">
            <text:p text:style-name="P60">This is the command received by the PC</text:p>
            <text:p text:style-name="P60">Это команда, полученная ПК</text:p>
          </table:table-cell>
          <table:table-cell table:style-name="Table7.D1" office:value-type="string">
            <text:p text:style-name="P56">FE 00 00 02 FC</text:p>
          </table:table-cell>
        </table:table-row>
        <table:table-row table:style-name="Table7.2">
          <table:table-cell table:style-name="Table7.A1" office:value-type="string">
            <text:p text:style-name="P46"/>
          </table:table-cell>
          <table:table-cell table:style-name="Table7.A1" office:value-type="string">
            <text:p text:style-name="P46"/>
          </table:table-cell>
          <table:table-cell table:style-name="Table7.A1" office:value-type="string">
            <text:p text:style-name="Standard"><text:span text:style-name="T67">This is the order received by the PC (the chairman unit start voting, the last vote is valid, do not need to sign in in advance)</text:span></text:p>
            <text:p text:style-name="P48">Это заказ, полученный ПК (начальное голосование от председателя, последнее голосование действительно, не нужно заходить заранее)</text:p>
          </table:table-cell>
          <table:table-cell table:style-name="Table7.D1" office:value-type="string">
            <text:p text:style-name="P56">FE 02 03 00 FC</text:p>
          </table:table-cell>
        </table:table-row>
        <table:table-row table:style-name="Table7.2">
          <table:table-cell table:style-name="Table7.A1" office:value-type="string">
            <text:p text:style-name="P46"/>
          </table:table-cell>
          <table:table-cell table:style-name="Table7.A1" office:value-type="string">
            <text:p text:style-name="P46"/>
          </table:table-cell>
          <table:table-cell table:style-name="Table7.A1" office:value-type="string">
            <text:p text:style-name="Standard"><text:span text:style-name="T67">This is the order received by the PC ( the chairman unit start voting , the default 3-button vote)</text:span></text:p>
            <text:p text:style-name="P64">Это заказ, полученный ПК (начальное голосование председателя, голосование по умолчанию за 3 кнопки)</text:p>
          </table:table-cell>
          <table:table-cell table:style-name="Table7.D1" office:value-type="string">
            <text:p text:style-name="P56">FE 02 00 00 FC</text:p>
          </table:table-cell>
        </table:table-row>
        <text:soft-page-break/>
        <table:table-row table:style-name="Table7.2">
          <table:table-cell table:style-name="Table7.A1" office:value-type="string">
            <text:p text:style-name="P46"/>
          </table:table-cell>
          <table:table-cell table:style-name="Table7.A1" office:value-type="string">
            <text:p text:style-name="P46"/>
          </table:table-cell>
          <table:table-cell table:style-name="Table7.A1" office:value-type="string">
            <text:p text:style-name="Standard"><text:span text:style-name="T67">This is the order received by the PC</text:span><text:span text:style-name="T67"> （Chairman unit start voting,</text:span><text:span text:style-name="T67"> </text:span><text:span text:style-name="T67">enter</text:span><text:span text:style-name="T67"> voting mode</text:span><text:span text:style-name="T67">）</text:span></text:p>
            <text:p text:style-name="P64">Это заказ, полученный ПК (голосование начального блока, вход в режим голосования)</text:p>
          </table:table-cell>
          <table:table-cell table:style-name="Table7.D1" office:value-type="string">
            <text:p text:style-name="P56">FE 02 02 00 FC</text:p>
          </table:table-cell>
        </table:table-row>
        <table:table-row table:style-name="Table7.2">
          <table:table-cell table:style-name="Table7.A1" office:value-type="string">
            <text:p text:style-name="P46"/>
          </table:table-cell>
          <table:table-cell table:style-name="Table7.A1" office:value-type="string">
            <text:p text:style-name="P46"/>
          </table:table-cell>
          <table:table-cell table:style-name="Table7.A1" office:value-type="string">
            <text:p text:style-name="Standard"><text:span text:style-name="T67">This is the order received by the PC</text:span><text:span text:style-name="T67"> </text:span><text:span text:style-name="T67">(</text:span><text:span text:style-name="T67">Chairman unit end the voting,</text:span><text:span text:style-name="T67"> exit voting mode</text:span><text:span text:style-name="T67">）</text:span></text:p>
            <text:p text:style-name="P64">Это заказ, полученный ПК (председательское подразделение завершает голосование, выдает режим голосования)</text:p>
          </table:table-cell>
          <table:table-cell table:style-name="Table7.D1" office:value-type="string">
            <text:p text:style-name="P56">FE 02 01 00 FC</text:p>
          </table:table-cell>
        </table:table-row>
        <table:table-row table:style-name="Table7.2">
          <table:table-cell table:style-name="Table7.A1" office:value-type="string">
            <text:p text:style-name="P44">Vote set</text:p>
          </table:table-cell>
          <table:table-cell table:style-name="Table7.A1" office:value-type="string">
            <text:p text:style-name="Standard"><text:span text:style-name="T34">00 06 00 02 </text:span><text:span text:style-name="T34">03</text:span><text:span text:style-name="T34"> </text:span><text:span text:style-name="T34">XY</text:span><text:span text:style-name="T34"> FC FC</text:span></text:p>
          </table:table-cell>
          <table:table-cell table:style-name="Table7.A1" office:value-type="string">
            <text:p text:style-name="P84"><text:span text:style-name="T34">X <text:s/>0：</text:span><text:span text:style-name="T5"> </text:span><text:span text:style-name="T34">Last valid</text:span><text:span text:style-name="T34"> <text:s text:c="2"/>1:</text:span><text:span text:style-name="T5"> </text:span><text:span text:style-name="T34">First valid</text:span></text:p>
            <text:p text:style-name="Standard"><text:span text:style-name="T34">Y <text:s/>0：</text:span><text:span text:style-name="T5"> </text:span><text:span text:style-name="T34">Do not need to sign in</text:span></text:p>
            <text:p text:style-name="Standard"><text:span text:style-name="T34"><text:s text:c="3"/>1：</text:span><text:span text:style-name="T5"> </text:span><text:span text:style-name="T34">Need to sign in</text:span></text:p>
          </table:table-cell>
          <table:table-cell table:style-name="Table7.D1" office:value-type="string">
            <text:p text:style-name="P44">FE 02 03 XY FC</text:p>
          </table:table-cell>
        </table:table-row>
        <table:table-row table:style-name="Table7.2">
          <table:table-cell table:style-name="Table7.A1" office:value-type="string">
            <text:p text:style-name="P44">Set voting mode (3-vote)</text:p>
          </table:table-cell>
          <table:table-cell table:style-name="Table7.A1" office:value-type="string">
            <text:p text:style-name="Standard"><text:span text:style-name="T34">00 06 00 02 00 0</text:span><text:span text:style-name="T34">0</text:span><text:span text:style-name="T34"> FC FC</text:span></text:p>
          </table:table-cell>
          <table:table-cell table:style-name="Table7.A1" office:value-type="string">
            <text:p text:style-name="P46"/>
          </table:table-cell>
          <table:table-cell table:style-name="Table7.D1" office:value-type="string">
            <text:p text:style-name="P44">FE 02 00 00 FC</text:p>
          </table:table-cell>
        </table:table-row>
        <table:table-row table:style-name="Table7.2">
          <table:table-cell table:style-name="Table7.A1" office:value-type="string">
            <text:p text:style-name="P44">Set the election <text:soft-page-break/>mode</text:p>
            <text:p text:style-name="P44">Установите режим выборов</text:p>
          </table:table-cell>
          <table:table-cell table:style-name="Table7.A1" office:value-type="string">
            <text:p text:style-name="Standard"><text:span text:style-name="T34">00 06 00 02 00 0</text:span><text:span text:style-name="T34">1</text:span><text:span text:style-name="T34"> FC </text:span><text:soft-page-break/><text:span text:style-name="T34">FC</text:span></text:p>
          </table:table-cell>
          <table:table-cell table:style-name="Table7.A1" office:value-type="string">
            <text:p text:style-name="P46"/>
          </table:table-cell>
          <table:table-cell table:style-name="Table7.D1" office:value-type="string">
            <text:p text:style-name="P44">FE 02 00 01 FC</text:p>
          </table:table-cell>
        </table:table-row>
        <table:table-row table:style-name="Table7.2">
          <table:table-cell table:style-name="Table7.A1" office:value-type="string">
            <text:p text:style-name="P44">Set the rating mode</text:p>
          </table:table-cell>
          <table:table-cell table:style-name="Table7.A1" office:value-type="string">
            <text:p text:style-name="P44">00 06 00 02 00 02 FC FC</text:p>
          </table:table-cell>
          <table:table-cell table:style-name="Table7.A1" office:value-type="string">
            <text:p text:style-name="P46"/>
          </table:table-cell>
          <table:table-cell table:style-name="Table7.D1" office:value-type="string">
            <text:p text:style-name="P44">FE 02 00 02 FC</text:p>
          </table:table-cell>
        </table:table-row>
        <table:table-row table:style-name="Table7.2">
          <table:table-cell table:style-name="Table7.A1" office:value-type="string">
            <text:p text:style-name="Standard"><text:span text:style-name="T34">Start voting</text:span><text:span text:style-name="T34"> from PC</text:span></text:p>
          </table:table-cell>
          <table:table-cell table:style-name="Table7.A1" office:value-type="string">
            <text:p text:style-name="Standard"><text:span text:style-name="T34">00 06 00 02 0</text:span><text:span text:style-name="T34">2</text:span><text:span text:style-name="T34"> 0</text:span><text:span text:style-name="T34">0</text:span><text:span text:style-name="T34"> FC FC</text:span></text:p>
          </table:table-cell>
          <table:table-cell table:style-name="Table7.A1" office:value-type="string">
            <text:p text:style-name="P46"/>
          </table:table-cell>
          <table:table-cell table:style-name="Table7.D1" office:value-type="string">
            <text:p text:style-name="P44">FE 02 02 00 FC</text:p>
          </table:table-cell>
        </table:table-row>
        <table:table-row table:style-name="Table7.2">
          <table:table-cell table:style-name="Table7.A1" office:value-type="string">
            <text:p text:style-name="P44">View the vote (exit the voting—command no.1)</text:p>
            <text:p text:style-name="P48">Просмотр голосования (выход из команды голосования № 1)</text:p>
          </table:table-cell>
          <table:table-cell table:style-name="Table7.A1" office:value-type="string">
            <text:p text:style-name="P44">00 06 00 02 07 00 FC FC</text:p>
          </table:table-cell>
          <table:table-cell table:style-name="Table7.A1" office:value-type="string">
            <text:p text:style-name="P46"/>
          </table:table-cell>
          <table:table-cell table:style-name="Table7.D1" office:value-type="string">
            <text:p text:style-name="P44">FE 02 07 00 FC</text:p>
          </table:table-cell>
        </table:table-row>
        <table:table-row table:style-name="Table7.2">
          <table:table-cell table:style-name="Table7.A1" office:value-type="string">
            <text:p text:style-name="P44">Exit the vote into the meeting mode (exit the voting—command no.2)</text:p>
            <text:p text:style-name="P48">Выход из голосования в режим собрания (выход из команды голосования № 2)</text:p>
          </table:table-cell>
          <table:table-cell table:style-name="Table7.A1" office:value-type="string">
            <text:p text:style-name="Standard"><text:span text:style-name="T34">00 06 00 02 0</text:span><text:span text:style-name="T34">1</text:span><text:span text:style-name="T34"> 0</text:span><text:span text:style-name="T34">0</text:span><text:span text:style-name="T34"> FC FC</text:span></text:p>
          </table:table-cell>
          <table:table-cell table:style-name="Table7.A1" office:value-type="string">
            <text:p text:style-name="P46"/>
          </table:table-cell>
          <table:table-cell table:style-name="Table7.D1" office:value-type="string">
            <text:p text:style-name="P44">FE 02 01 00 FC</text:p>
          </table:table-cell>
        </table:table-row>
        <table:table-row table:style-name="Table7.2">
          <table:table-cell table:style-name="Table7.A1" office:value-type="string">
            <text:p text:style-name="P51">The main unit returns the voting result of an ID</text:p>
            <text:p text:style-name="Standard"><text:span text:style-name="T62">Основной блок возвращает результат голосования </text:span><text:span text:style-name="T60">ID</text:span></text:p>
          </table:table-cell>
          <table:table-cell table:style-name="Table7.A1" office:value-type="string">
            <text:p text:style-name="P54"/>
          </table:table-cell>
          <table:table-cell table:style-name="Table7.A1" office:value-type="string">
            <text:p text:style-name="P24"/>
          </table:table-cell>
          <table:table-cell table:style-name="Table7.D1" office:value-type="string">
            <text:p text:style-name="P9">FE 12 XZ YY FC</text:p>
          </table:table-cell>
        </table:table-row>
        <table:table-row table:style-name="Table7.2">
          <table:table-cell table:style-name="Table7.A1" office:value-type="string">
            <text:p text:style-name="P51">The main unit returns the final result of the vote</text:p>
            <text:p text:style-name="P53">Основной блок возвращает окончательный результат <text:soft-page-break/>голосования</text:p>
          </table:table-cell>
          <table:table-cell table:style-name="Table7.A1" office:value-type="string">
            <text:p text:style-name="P25">В процессе регистрации регистра основное подразделение возвращает результат голосования и идентификатор голосования на ПК, а ПК <text:soft-page-break/>записывает количество голосов.</text:p>
            <text:p text:style-name="P25">X: высокая 4-значная цифра для голосования;</text:p>
            <text:p text:style-name="P25">YY: нижняя восьмерка цифр идентификатора голосования;</text:p>
            <text:p text:style-name="P23">Z: 0x00, без голосования;</text:p>
            <text:p text:style-name="P23">0x01, да / первая публикация / первый уровень</text:p>
            <text:p text:style-name="P23">0x02, воздержание / второе сообщение / секунда</text:p>
            <text:p text:style-name="P23">0x03, против / третьей должности / третьего уровня</text:p>
            <text:p text:style-name="P23">0x04, четвертый пост / четвертый</text:p>
            <text:p text:style-name="P23">0x05, пятый пост / пятый уровень</text:p>
            <text:p text:style-name="P23">Z: режим голосования.</text:p>
            <text:p text:style-name="P23">Z = 5 (5 ключевых голосов действительны)</text:p>
            <text:p text:style-name="P23">Z = 4 (5 ключевых голосов действительны)</text:p>
          </table:table-cell>
          <table:table-cell table:style-name="Table7.A1" office:value-type="string">
            <text:p text:style-name="Standard"><text:span text:style-name="T7">In the process of register voting, the main unit returns the voting result and the voting ID to the PC, and the </text:span><text:soft-page-break/><text:span text:style-name="T7">PC record <text:s/>the number of votes.</text:span></text:p>
            <text:p text:style-name="Standard"><text:span text:style-name="T7">X: the high 4 digit of the voting ID;</text:span></text:p>
            <text:p text:style-name="Standard"><text:span text:style-name="T7">YY: the lower eight digit of the voting ID;</text:span></text:p>
            <text:p text:style-name="P9">Z: 0x00, no vote;</text:p>
            <text:p text:style-name="P9">0x01, yes / first post / first level</text:p>
            <text:p text:style-name="P9">0x02, abstain / second post / second</text:p>
            <text:p text:style-name="P9">0x03, against / third post / third level</text:p>
            <text:p text:style-name="P9">0x04, fourth post / fourth</text:p>
            <text:p text:style-name="P9">0x05, fifth post / fifth level</text:p>
            <text:p text:style-name="P9">Z: voting mode.</text:p>
            <text:p text:style-name="P9">Z = 5 (5 key vote valid)</text:p>
            <text:p text:style-name="P9">Z = 4 (5 key vote valid)</text:p>
            <text:p text:style-name="P9">Z = 3</text:p>
            <text:p text:style-name="P9">Z = 2</text:p>
            <text:p text:style-name="P9">Z = 1</text:p>
            <text:p text:style-name="P9">XYY: voting results</text:p>
          </table:table-cell>
          <table:table-cell table:style-name="Table7.D1" office:value-type="string">
            <text:p text:style-name="P9">FE 13 XZ YY FC</text:p>
          </table:table-cell>
        </table:table-row>
      </table:table>
      <text:p text:style-name="P16"><text:bookmark-start text:name="_Hlk493760486"/></text:p>
      <text:p text:style-name="P16">6. Conference unit control command</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Standard"><text:span text:style-name="T16">P</text:span><text:span text:style-name="T16">rotocol function</text:span></text:p>
          </table:table-cell>
          <table:table-cell table:style-name="Table8.A1" office:value-type="string">
            <text:p text:style-name="Standard"><text:span text:style-name="T16">PC</text:span><text:span text:style-name="T16">(controller)</text:span><text:span text:style-name="T16"> </text:span><text:span text:style-name="T16">to main unit</text:span></text:p>
            <text:p text:style-name="Standard"><text:soft-page-break/><text:span text:style-name="T7">(Empty means that the command is from main unit to PC</text:span><text:span text:style-name="T7">)</text:span></text:p>
          </table:table-cell>
          <table:table-cell table:style-name="Table8.A1" office:value-type="string">
            <text:p text:style-name="Standard"><text:span text:style-name="T16">P</text:span><text:span text:style-name="T16">rotocol parameter note</text:span></text:p>
          </table:table-cell>
          <table:table-cell table:style-name="Table8.D1" office:value-type="string">
            <text:p text:style-name="P16">Main unit return to PC(controller<text:soft-page-break/>)</text:p>
          </table:table-cell>
        </table:table-row>
        <table:table-row table:style-name="Table8.1">
          <table:table-cell table:style-name="Table8.A1" office:value-type="string">
            <text:p text:style-name="Standard"><text:span text:style-name="T65">Interpreter </text:span><text:span text:style-name="T65">on</text:span></text:p>
            <text:p text:style-name="P56">Переводчик по</text:p>
          </table:table-cell>
          <table:table-cell table:style-name="Table8.A1" office:value-type="string">
            <text:p text:style-name="P58"/>
          </table:table-cell>
          <table:table-cell table:style-name="Table8.A1" office:value-type="string">
            <text:p text:style-name="Standard"><text:span text:style-name="T67">This is the command received by the PC</text:span><text:span text:style-name="T67">（XYY：ID）</text:span></text:p>
          </table:table-cell>
          <table:table-cell table:style-name="Table8.D1" office:value-type="string">
            <text:p text:style-name="P56">FE 1E X0 YY FC</text:p>
          </table:table-cell>
        </table:table-row>
        <table:table-row table:style-name="Table8.1">
          <table:table-cell table:style-name="Table8.A1" office:value-type="string">
            <text:p text:style-name="Standard"><text:span text:style-name="T65">Interpreter </text:span><text:span text:style-name="T65">off</text:span></text:p>
          </table:table-cell>
          <table:table-cell table:style-name="Table8.A1" office:value-type="string">
            <text:p text:style-name="P58"/>
          </table:table-cell>
          <table:table-cell table:style-name="Table8.A1" office:value-type="string">
            <text:p text:style-name="Standard"><text:span text:style-name="T67">This is the command received by the PC</text:span><text:span text:style-name="T67">（XYY：ID）</text:span></text:p>
          </table:table-cell>
          <table:table-cell table:style-name="Table8.D1" office:value-type="string">
            <text:p text:style-name="P56">FE 1F X0 YY FC</text:p>
          </table:table-cell>
        </table:table-row>
        <table:table-row table:style-name="Table8.1">
          <table:table-cell table:style-name="Table8.A1" office:value-type="string">
            <text:p text:style-name="P56">Microphone on</text:p>
          </table:table-cell>
          <table:table-cell table:style-name="Table8.A1" office:value-type="string">
            <text:p text:style-name="P58"/>
          </table:table-cell>
          <table:table-cell table:style-name="Table8.A1" office:value-type="string">
            <text:p text:style-name="Standard"><text:span text:style-name="T67">This is the command received by the PC</text:span><text:span text:style-name="T67">（XYY：ID）</text:span></text:p>
          </table:table-cell>
          <table:table-cell table:style-name="Table8.D1" office:value-type="string">
            <text:p text:style-name="P56">FE 11 X0 YY FC</text:p>
          </table:table-cell>
        </table:table-row>
        <table:table-row table:style-name="Table8.1">
          <table:table-cell table:style-name="Table8.A1" office:value-type="string">
            <text:p text:style-name="P56">Microphone off</text:p>
          </table:table-cell>
          <table:table-cell table:style-name="Table8.A1" office:value-type="string">
            <text:p text:style-name="P58"/>
          </table:table-cell>
          <table:table-cell table:style-name="Table8.A1" office:value-type="string">
            <text:p text:style-name="Standard"><text:span text:style-name="T67">This is the command received by the PC</text:span><text:span text:style-name="T67">（XYY：ID）</text:span></text:p>
          </table:table-cell>
          <table:table-cell table:style-name="Table8.D1" office:value-type="string">
            <text:p text:style-name="P56">FE 11 X1 YY FC</text:p>
          </table:table-cell>
        </table:table-row>
        <table:table-row table:style-name="Table8.1">
          <table:table-cell table:style-name="Table8.A1" office:value-type="string">
            <text:p text:style-name="Standard"><text:span text:style-name="T65">An ID microphone is waiting</text:span><text:span text:style-name="T65"> </text:span></text:p>
            <text:p text:style-name="P56">Идентификационный микрофон ждет</text:p>
          </table:table-cell>
          <table:table-cell table:style-name="Table8.A1" office:value-type="string">
            <text:p text:style-name="P58"/>
          </table:table-cell>
          <table:table-cell table:style-name="Table8.A1" office:value-type="string">
            <text:p text:style-name="P60">This is the command received by the PC</text:p>
          </table:table-cell>
          <table:table-cell table:style-name="Table8.D1" office:value-type="string">
            <text:p text:style-name="P56">FE 11 X2 YY FC</text:p>
          </table:table-cell>
        </table:table-row>
        <table:table-row table:style-name="Table8.1">
          <table:table-cell table:style-name="Table8.A1" office:value-type="string">
            <text:p text:style-name="P56">An ID microphone is canceled waiting</text:p>
          </table:table-cell>
          <table:table-cell table:style-name="Table8.A1" office:value-type="string">
            <text:p text:style-name="P58"/>
          </table:table-cell>
          <table:table-cell table:style-name="Table8.A1" office:value-type="string">
            <text:p text:style-name="P60">This is the command received by the PC</text:p>
          </table:table-cell>
          <table:table-cell table:style-name="Table8.D1" office:value-type="string">
            <text:p text:style-name="P56">FE 11 X3 YY FC</text:p>
          </table:table-cell>
        </table:table-row>
        <table:table-row table:style-name="Table8.1">
          <table:table-cell table:style-name="Table8.A1" office:value-type="string">
            <text:p text:style-name="Standard"><text:span text:style-name="T65">Chairman </text:span><text:span text:style-name="T65">switch off</text:span><text:span text:style-name="T65"> all delegate</text:span></text:p>
            <text:p text:style-name="P56">Председатель отключает всех делегатов</text:p>
          </table:table-cell>
          <table:table-cell table:style-name="Table8.A1" office:value-type="string">
            <text:p text:style-name="P58"/>
          </table:table-cell>
          <table:table-cell table:style-name="Table8.A1" office:value-type="string">
            <text:p text:style-name="P60">This is the command received by the PC</text:p>
          </table:table-cell>
          <table:table-cell table:style-name="Table8.D1" office:value-type="string">
            <text:p text:style-name="P56">FE 11 XB YY FC</text:p>
          </table:table-cell>
        </table:table-row>
        <table:table-row table:style-name="Table8.1">
          <table:table-cell table:style-name="Table8.A1" office:value-type="string">
            <text:p text:style-name="Standard"><text:span text:style-name="T65">Scan </text:span><text:span text:style-name="T65">units </text:span><text:span text:style-name="T65">an</text:span><text:span text:style-name="T65">d get the total microphone number</text:span></text:p>
            <text:p text:style-name="P61">Сканируйте устройства и получите общий <text:soft-page-break/>номер микрофона</text:p>
          </table:table-cell>
          <table:table-cell table:style-name="Table8.A1" office:value-type="string">
            <text:p text:style-name="P62"/>
          </table:table-cell>
          <table:table-cell table:style-name="Table8.A1" office:value-type="string">
            <text:p text:style-name="P60">This is the command received by the PC</text:p>
          </table:table-cell>
          <table:table-cell table:style-name="Table8.D1" office:value-type="string">
            <text:p text:style-name="P56">FE 05 X1 YY <text:s/>FC</text:p>
          </table:table-cell>
        </table:table-row>
        <table:table-row table:style-name="Table8.1">
          <table:table-cell table:style-name="Table8.A1" office:value-type="string">
            <text:p text:style-name="Standard"><text:span text:style-name="T65">Scan </text:span><text:span text:style-name="T65">units </text:span><text:span text:style-name="T65">an</text:span><text:span text:style-name="T65">d get the total chairman number</text:span></text:p>
            <text:p text:style-name="P61">Единицы сканирования и получить общий номер председателя</text:p>
          </table:table-cell>
          <table:table-cell table:style-name="Table8.A1" office:value-type="string">
            <text:p text:style-name="P62"/>
          </table:table-cell>
          <table:table-cell table:style-name="Table8.A1" office:value-type="string">
            <text:p text:style-name="P60">This is the command received by the PC</text:p>
          </table:table-cell>
          <table:table-cell table:style-name="Table8.D1" office:value-type="string">
            <text:p text:style-name="P56">FE 05 X2 YY <text:s/>FC</text:p>
          </table:table-cell>
        </table:table-row>
        <table:table-row table:style-name="Table8.1">
          <table:table-cell table:style-name="Table8.A1" office:value-type="string">
            <text:p text:style-name="Standard"><text:span text:style-name="T65">Scan </text:span><text:span text:style-name="T65">units </text:span><text:span text:style-name="T65">an</text:span><text:span text:style-name="T65">d get the total delegate number</text:span></text:p>
            <text:p text:style-name="P61">Единицы сканирования и получить общее количество делегатов</text:p>
          </table:table-cell>
          <table:table-cell table:style-name="Table8.A1" office:value-type="string">
            <text:p text:style-name="P62"/>
          </table:table-cell>
          <table:table-cell table:style-name="Table8.A1" office:value-type="string">
            <text:p text:style-name="P60">This is the command received by the PC</text:p>
          </table:table-cell>
          <table:table-cell table:style-name="Table8.D1" office:value-type="string">
            <text:p text:style-name="P56">FE 05 X3 YY <text:s/>FC</text:p>
          </table:table-cell>
        </table:table-row>
        <table:table-row table:style-name="Table8.1">
          <table:table-cell table:style-name="Table8.A1" office:value-type="string">
            <text:p text:style-name="Standard"><text:span text:style-name="T65">Scan </text:span><text:span text:style-name="T65">units </text:span><text:span text:style-name="T65">an</text:span><text:span text:style-name="T65">d get the total interpreter number</text:span></text:p>
            <text:p text:style-name="P61">Сканировать единицы измерения и получить общий номер переводчика</text:p>
          </table:table-cell>
          <table:table-cell table:style-name="Table8.A1" office:value-type="string">
            <text:p text:style-name="P62"/>
          </table:table-cell>
          <table:table-cell table:style-name="Table8.A1" office:value-type="string">
            <text:p text:style-name="P60">This is the command received by the PC</text:p>
          </table:table-cell>
          <table:table-cell table:style-name="Table8.D1" office:value-type="string">
            <text:p text:style-name="P56">FE 05 X4 YY <text:s/>FC</text:p>
          </table:table-cell>
        </table:table-row>
        <table:table-row table:style-name="Table8.1">
          <table:table-cell table:style-name="Table8.A1" office:value-type="string">
            <text:p text:style-name="Standard"><text:span text:style-name="T34">Switch </text:span><text:span text:style-name="T34">on an ID mic</text:span></text:p>
          </table:table-cell>
          <table:table-cell table:style-name="Table8.A1" office:value-type="string">
            <text:p text:style-name="Standard"><text:span text:style-name="T34">00 06 00 </text:span><text:span text:style-name="T34">11</text:span><text:span text:style-name="T34"> </text:span><text:span text:style-name="T34">X0</text:span><text:span text:style-name="T34"> </text:span><text:span text:style-name="T34">YY</text:span><text:span text:style-name="T34"> FC FC</text:span></text:p>
          </table:table-cell>
          <table:table-cell table:style-name="Table8.A1" office:value-type="string">
            <text:p text:style-name="P44">XYY：ID</text:p>
          </table:table-cell>
          <table:table-cell table:style-name="Table8.D1" office:value-type="string">
            <text:p text:style-name="P44">FE 11 X0 YY FC</text:p>
          </table:table-cell>
        </table:table-row>
        <table:table-row table:style-name="Table8.1">
          <table:table-cell table:style-name="Table8.A1" office:value-type="string">
            <text:p text:style-name="Standard"><text:span text:style-name="T34">Switch </text:span><text:span text:style-name="T34">off an ID mic</text:span></text:p>
          </table:table-cell>
          <table:table-cell table:style-name="Table8.A1" office:value-type="string">
            <text:p text:style-name="Standard"><text:span text:style-name="T34">00 06 00 </text:span><text:span text:style-name="T34">11</text:span><text:span text:style-name="T34"> </text:span><text:span text:style-name="T34">X1</text:span><text:span text:style-name="T34"> </text:span><text:span text:style-name="T34">YY</text:span><text:span text:style-name="T34"> FC F</text:span><text:span text:style-name="T34">C</text:span></text:p>
          </table:table-cell>
          <table:table-cell table:style-name="Table8.A1" office:value-type="string">
            <text:p text:style-name="P46"/>
          </table:table-cell>
          <table:table-cell table:style-name="Table8.D1" office:value-type="string">
            <text:p text:style-name="P44">FE 11 X1 YY FC</text:p>
          </table:table-cell>
        </table:table-row>
        <table:table-row table:style-name="Table8.1">
          <table:table-cell table:style-name="Table8.A1" office:value-type="string">
            <text:p text:style-name="P44">Disable an ID (unit is in standby mode)</text:p>
            <text:p text:style-name="P48">Отключить идентификатор (устройство находится в режиме ожидания)</text:p>
          </table:table-cell>
          <table:table-cell table:style-name="Table8.A1" office:value-type="string">
            <text:p text:style-name="Standard"><text:span text:style-name="T34">00 06 00 </text:span><text:span text:style-name="T34">0C</text:span><text:span text:style-name="T34"> </text:span><text:span text:style-name="T34">X0</text:span><text:span text:style-name="T34"> </text:span><text:span text:style-name="T34">YY</text:span><text:span text:style-name="T34"> FC FC</text:span></text:p>
          </table:table-cell>
          <table:table-cell table:style-name="Table8.A1" office:value-type="string">
            <text:p text:style-name="P44">XYY：ID</text:p>
          </table:table-cell>
          <table:table-cell table:style-name="Table8.D1" office:value-type="string">
            <text:p text:style-name="Standard"><text:span text:style-name="T34">FE 0C </text:span><text:span text:style-name="T34">X</text:span><text:span text:style-name="T34">0 </text:span><text:span text:style-name="T34">YY</text:span><text:span text:style-name="T34"> FC</text:span></text:p>
          </table:table-cell>
        </table:table-row>
        <table:table-row table:style-name="Table8.1">
          <table:table-cell table:style-name="Table8.A1" office:value-type="string">
            <text:p text:style-name="P44">Enable an ID</text:p>
          </table:table-cell>
          <table:table-cell table:style-name="Table8.A1" office:value-type="string">
            <text:p text:style-name="Standard"><text:span text:style-name="T34">00 06 00 </text:span><text:span text:style-name="T34">0C</text:span><text:span text:style-name="T34"> </text:span><text:span text:style-name="T34">X1</text:span><text:span text:style-name="T34"> </text:span><text:span text:style-name="T34">YY</text:span><text:span text:style-name="T34"> FC FC</text:span></text:p>
          </table:table-cell>
          <table:table-cell table:style-name="Table8.A1" office:value-type="string">
            <text:p text:style-name="P46"/>
          </table:table-cell>
          <table:table-cell table:style-name="Table8.D1" office:value-type="string">
            <text:p text:style-name="P44">FE 0C X1 YY FC</text:p>
          </table:table-cell>
        </table:table-row>
        <table:table-row table:style-name="Table8.1">
          <table:table-cell table:style-name="Table8.A1" office:value-type="string">
            <text:p text:style-name="P44">Disable the microphone function of an ID</text:p>
          </table:table-cell>
          <table:table-cell table:style-name="Table8.A1" office:value-type="string">
            <text:p text:style-name="Standard"><text:span text:style-name="T34">00 06 00 0C </text:span><text:span text:style-name="T34">X2</text:span><text:span text:style-name="T34"> </text:span><text:span text:style-name="T34">YY</text:span><text:span text:style-name="T34"> FC FC</text:span></text:p>
          </table:table-cell>
          <table:table-cell table:style-name="Table8.A1" office:value-type="string">
            <text:p text:style-name="P44">XYY:ID</text:p>
          </table:table-cell>
          <table:table-cell table:style-name="Table8.D1" office:value-type="string">
            <text:p text:style-name="P44">FE 0C X2 YY FC</text:p>
          </table:table-cell>
        </table:table-row>
        <table:table-row table:style-name="Table8.1">
          <table:table-cell table:style-name="Table8.A1" office:value-type="string">
            <text:p text:style-name="P44">Enable the microphone function of an ID</text:p>
          </table:table-cell>
          <table:table-cell table:style-name="Table8.A1" office:value-type="string">
            <text:p text:style-name="Standard"><text:span text:style-name="T34">00 06 00 0C </text:span><text:span text:style-name="T34">X3</text:span><text:span text:style-name="T34"> </text:span><text:span text:style-name="T34">YY</text:span><text:span text:style-name="T34"> FC FC</text:span></text:p>
          </table:table-cell>
          <table:table-cell table:style-name="Table8.A1" office:value-type="string">
            <text:p text:style-name="P50"/>
          </table:table-cell>
          <table:table-cell table:style-name="Table8.D1" office:value-type="string">
            <text:p text:style-name="P44">FE 0C X3 YY FC</text:p>
          </table:table-cell>
        </table:table-row>
        <text:soft-page-break/>
        <table:table-row table:style-name="Table8.1">
          <table:table-cell table:style-name="Table8.A1" office:value-type="string">
            <text:p text:style-name="P44">Disable the voting function of an ID</text:p>
          </table:table-cell>
          <table:table-cell table:style-name="Table8.A1" office:value-type="string">
            <text:p text:style-name="Standard"><text:span text:style-name="T34">00 06 00 0C </text:span><text:span text:style-name="T34">X4</text:span><text:span text:style-name="T34"> </text:span><text:span text:style-name="T34">YY</text:span><text:span text:style-name="T34"> FC FC</text:span></text:p>
          </table:table-cell>
          <table:table-cell table:style-name="Table8.A1" office:value-type="string">
            <text:p text:style-name="P44">XYY:ID</text:p>
          </table:table-cell>
          <table:table-cell table:style-name="Table8.D1" office:value-type="string">
            <text:p text:style-name="P44">FE 0C X4 YY FC</text:p>
          </table:table-cell>
        </table:table-row>
        <table:table-row table:style-name="Table8.1">
          <table:table-cell table:style-name="Table8.A1" office:value-type="string">
            <text:p text:style-name="P44">Enable the voting function of an ID</text:p>
          </table:table-cell>
          <table:table-cell table:style-name="Table8.A1" office:value-type="string">
            <text:p text:style-name="Standard"><text:span text:style-name="T34">00 06 00 0C </text:span><text:span text:style-name="T34">X5</text:span><text:span text:style-name="T34"> </text:span><text:span text:style-name="T34">YY</text:span><text:span text:style-name="T34"> FC FC</text:span></text:p>
          </table:table-cell>
          <table:table-cell table:style-name="Table8.A1" office:value-type="string">
            <text:p text:style-name="P50"/>
          </table:table-cell>
          <table:table-cell table:style-name="Table8.D1" office:value-type="string">
            <text:p text:style-name="P44">FE 0C X5 YY FC</text:p>
          </table:table-cell>
        </table:table-row>
        <table:table-row table:style-name="Table8.1">
          <table:table-cell table:style-name="Table8.A1" office:value-type="string">
            <text:p text:style-name="P3">Disable the ID sign-in function</text:p>
          </table:table-cell>
          <table:table-cell table:style-name="Table8.A1" office:value-type="string">
            <text:p text:style-name="Standard"><text:span text:style-name="T34">00 06 00 0C </text:span><text:span text:style-name="T34">X6</text:span><text:span text:style-name="T34"> </text:span><text:span text:style-name="T34">YY</text:span><text:span text:style-name="T34"> FC FC</text:span></text:p>
          </table:table-cell>
          <table:table-cell table:style-name="Table8.A1" office:value-type="string">
            <text:p text:style-name="P44">XYY:ID</text:p>
            <text:p text:style-name="P44">XYY:FFF broadcast</text:p>
          </table:table-cell>
          <table:table-cell table:style-name="Table8.D1" office:value-type="string">
            <text:p text:style-name="P44">FE 0C X6 YY FC</text:p>
          </table:table-cell>
        </table:table-row>
        <table:table-row table:style-name="Table8.1">
          <table:table-cell table:style-name="Table8.A1" office:value-type="string">
            <text:p text:style-name="P3">Enable the ID sign-in function</text:p>
          </table:table-cell>
          <table:table-cell table:style-name="Table8.A1" office:value-type="string">
            <text:p text:style-name="Standard"><text:span text:style-name="T34">00 06 00 0C </text:span><text:span text:style-name="T34">X7</text:span><text:span text:style-name="T34"> </text:span><text:span text:style-name="T34">YY</text:span><text:span text:style-name="T34"> FC FC</text:span></text:p>
          </table:table-cell>
          <table:table-cell table:style-name="Table8.A1" office:value-type="string">
            <text:p text:style-name="P50"/>
          </table:table-cell>
          <table:table-cell table:style-name="Table8.D1" office:value-type="string">
            <text:p text:style-name="P44">FE 0C X7 YY FC</text:p>
          </table:table-cell>
        </table:table-row>
        <table:table-row table:style-name="Table8.1">
          <table:table-cell table:style-name="Table8.A1" office:value-type="string">
            <text:p text:style-name="P3">Prohibit a chairman ID start voting</text:p>
            <text:p text:style-name="P3">Запретить начальное голосование председателя</text:p>
          </table:table-cell>
          <table:table-cell table:style-name="Table8.A1" office:value-type="string">
            <text:p text:style-name="Standard"><text:span text:style-name="T34">00 06 00 0C </text:span><text:span text:style-name="T34">X8</text:span><text:span text:style-name="T34"> </text:span><text:span text:style-name="T34">YY</text:span><text:span text:style-name="T34"> FC FC</text:span></text:p>
          </table:table-cell>
          <table:table-cell table:style-name="Table8.A1" office:value-type="string">
            <text:p text:style-name="P44">XYY：ID</text:p>
            <text:p text:style-name="P44">XYY:FFF broadcast</text:p>
          </table:table-cell>
          <table:table-cell table:style-name="Table8.D1" office:value-type="string">
            <text:p text:style-name="P44">FE 0C X8 YY FC</text:p>
          </table:table-cell>
        </table:table-row>
        <table:table-row table:style-name="Table8.1">
          <table:table-cell table:style-name="Table8.A1" office:value-type="string">
            <text:p text:style-name="P3">Enables a chairman ID start voting</text:p>
            <text:p text:style-name="P3">Позволяет начать голосование председателя</text:p>
          </table:table-cell>
          <table:table-cell table:style-name="Table8.A1" office:value-type="string">
            <text:p text:style-name="Standard"><text:span text:style-name="T34">00 06 00 0C </text:span><text:span text:style-name="T34">X9</text:span><text:span text:style-name="T34"> </text:span><text:span text:style-name="T34">YY</text:span><text:span text:style-name="T34"> FC FC</text:span></text:p>
          </table:table-cell>
          <table:table-cell table:style-name="Table8.A1" office:value-type="string">
            <text:p text:style-name="P44">XYY:FFF broadcast</text:p>
          </table:table-cell>
          <table:table-cell table:style-name="Table8.D1" office:value-type="string">
            <text:p text:style-name="P44">FE 0C X9 YY FC</text:p>
          </table:table-cell>
        </table:table-row>
        <table:table-row table:style-name="Table8.1">
          <table:table-cell table:style-name="Table8.A1" office:value-type="string">
            <text:p text:style-name="P3">Prohibit a chair ID to start sign-in function</text:p>
            <text:p text:style-name="P22">Запретить идентификатор стула для входа в систему</text:p>
          </table:table-cell>
          <table:table-cell table:style-name="Table8.A1" office:value-type="string">
            <text:p text:style-name="Standard"><text:span text:style-name="T34">00 06 00 0C </text:span><text:span text:style-name="T34">XA</text:span><text:span text:style-name="T34"> </text:span><text:span text:style-name="T34">YY</text:span><text:span text:style-name="T34"> FC FC</text:span></text:p>
          </table:table-cell>
          <table:table-cell table:style-name="Table8.A1" office:value-type="string">
            <text:p text:style-name="P44">XYY:FFF broadcast</text:p>
            <text:p text:style-name="P44">XYY：ID</text:p>
          </table:table-cell>
          <table:table-cell table:style-name="Table8.D1" office:value-type="string">
            <text:p text:style-name="P44">FE 0C XA YY FC</text:p>
          </table:table-cell>
        </table:table-row>
        <table:table-row table:style-name="Table8.1">
          <table:table-cell table:style-name="Table8.A1" office:value-type="string">
            <text:p text:style-name="P3">Enable an ID to start sign-in function</text:p>
          </table:table-cell>
          <table:table-cell table:style-name="Table8.A1" office:value-type="string">
            <text:p text:style-name="Standard"><text:span text:style-name="T34">00 06 00 0C </text:span><text:span text:style-name="T34">XB</text:span><text:span text:style-name="T34"> </text:span><text:span text:style-name="T34">YY</text:span><text:span text:style-name="T34"> FC FC</text:span></text:p>
          </table:table-cell>
          <table:table-cell table:style-name="Table8.A1" office:value-type="string">
            <text:p text:style-name="P44">XYY:FFF broadcast</text:p>
            <text:p text:style-name="P44">XYY：ID</text:p>
          </table:table-cell>
          <table:table-cell table:style-name="Table8.D1" office:value-type="string">
            <text:p text:style-name="P44">FE 0C XB YY FC</text:p>
          </table:table-cell>
        </table:table-row>
        <table:table-row table:style-name="Table8.1">
          <table:table-cell table:style-name="Table8.A1" office:value-type="string">
            <text:p text:style-name="P55"/>
          </table:table-cell>
          <table:table-cell table:style-name="Table8.A1" office:value-type="string">
            <text:p text:style-name="P52"/>
          </table:table-cell>
          <table:table-cell table:style-name="Table8.A1" office:value-type="string">
            <text:p text:style-name="P18"/>
          </table:table-cell>
          <table:table-cell table:style-name="Table8.D1" office:value-type="string">
            <text:p text:style-name="P18"/>
          </table:table-cell>
        </table:table-row>
        <table:table-row table:style-name="Table8.1">
          <table:table-cell table:style-name="Table8.A1" office:value-type="string">
            <text:p text:style-name="P46"/>
          </table:table-cell>
          <table:table-cell table:style-name="Table8.A1" office:value-type="string">
            <text:p text:style-name="P46"/>
          </table:table-cell>
          <table:table-cell table:style-name="Table8.D1" table:number-rows-spanned="2" table:number-columns-spanned="2" office:value-type="string">
            <text:p text:style-name="P46"/>
          </table:table-cell>
          <table:covered-table-cell/>
        </table:table-row>
        <table:table-row table:style-name="Table8.1">
          <table:table-cell table:style-name="Table8.A1" office:value-type="string">
            <text:p text:style-name="P46"/>
          </table:table-cell>
          <table:table-cell table:style-name="Table8.A1" office:value-type="string">
            <text:p text:style-name="P46"/>
          </table:table-cell>
          <table:covered-table-cell/>
          <table:covered-table-cell/>
        </table:table-row>
        <table:table-row table:style-name="Table8.1">
          <table:table-cell table:style-name="Table8.A1" office:value-type="string">
            <text:p text:style-name="P46"/>
          </table:table-cell>
          <table:table-cell table:style-name="Table8.A1" office:value-type="string">
            <text:p text:style-name="P46"/>
          </table:table-cell>
          <table:table-cell table:style-name="Table8.D1" table:number-columns-spanned="2" office:value-type="string">
            <text:p text:style-name="P46"/>
          </table:table-cell>
          <table:covered-table-cell/>
        </table:table-row>
      </table:table>
      <text:p text:style-name="P3"/>
      <text:p text:style-name="P3"><text:bookmark-end text:name="_Hlk493760486"/></text:p>
      <text:list xml:id="list1399046688" text:style-name="WW8Num12">
        <text:list-item>
          <text:p text:style-name="P7">Serial port transmission instructions</text:p>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Standard"><text:span text:style-name="T16">P</text:span><text:span text:style-name="T16">rotocol function</text:span></text:p>
          </table:table-cell>
          <table:table-cell table:style-name="Table9.A1" office:value-type="string">
            <text:p text:style-name="Standard"><text:span text:style-name="T16">PC</text:span><text:span text:style-name="T16">(controller)</text:span><text:span text:style-name="T16"> </text:span><text:span text:style-name="T16">to main </text:span><text:soft-page-break/><text:span text:style-name="T16">unit</text:span></text:p>
            <text:p text:style-name="Standard"><text:span text:style-name="T7">(Empty means that the command is from main unit to PC</text:span><text:span text:style-name="T7">)</text:span></text:p>
          </table:table-cell>
          <table:table-cell table:style-name="Table9.A1" office:value-type="string">
            <text:p text:style-name="Standard"><text:span text:style-name="T16">P</text:span><text:span text:style-name="T16">rotocol parameter </text:span><text:soft-page-break/><text:span text:style-name="T16">note</text:span></text:p>
          </table:table-cell>
          <table:table-cell table:style-name="Table9.D1" office:value-type="string">
            <text:p text:style-name="P16">Main unit return to <text:soft-page-break/>PC(controller)</text:p>
          </table:table-cell>
        </table:table-row>
        <table:table-row table:style-name="Table9.1">
          <table:table-cell table:style-name="Table9.A1" office:value-type="string">
            <text:p text:style-name="P44">The PC software sends packets to serial port on the main unit</text:p>
          </table:table-cell>
          <table:table-cell table:style-name="Table9.A1" office:value-type="string">
            <text:p text:style-name="Standard"><text:span text:style-name="T34">00 </text:span><text:span text:style-name="T34">ZZ</text:span><text:span text:style-name="T34"> </text:span><text:span text:style-name="T34">09</text:span><text:span text:style-name="T34"> </text:span><text:span text:style-name="T34">M0</text:span><text:span text:style-name="T34"> </text:span><text:span text:style-name="T34">X1</text:span><text:span text:style-name="T34"> </text:span><text:span text:style-name="T34">YY0 YY1 </text:span><text:span text:style-name="T34"><text:s text:c="2"/></text:span><text:span text:style-name="T34">YY2 YY3 ... </text:span><text:span text:style-name="T34">FC FC</text:span></text:p>
          </table:table-cell>
          <table:table-cell table:style-name="Table9.A1" office:value-type="string">
            <text:p text:style-name="Standard"><text:span text:style-name="T34">ZZ：</text:span><text:span text:style-name="T5"> </text:span><text:span text:style-name="T34">Packet length</text:span></text:p>
            <text:p text:style-name="Standard"><text:span text:style-name="T34">M：0，</text:span><text:span text:style-name="T5"> </text:span><text:span text:style-name="T34">Select the serial port</text:span><text:span text:style-name="T34"> 1</text:span></text:p>
            <text:p text:style-name="Standard"><text:span text:style-name="T34">M=1，</text:span><text:span text:style-name="T34"> Select the serial port</text:span><text:span text:style-name="T34"> 2</text:span></text:p>
            <text:p text:style-name="Standard"><text:span text:style-name="T34">YY0 YY1...</text:span><text:span text:style-name="T5"> </text:span><text:span text:style-name="T34">For the contents of the packet</text:span></text:p>
          </table:table-cell>
          <table:table-cell table:style-name="Table9.D1" office:value-type="string">
            <text:p text:style-name="P44">FE 0D 03 05 FC</text:p>
          </table:table-cell>
        </table:table-row>
      </table:table>
      <text:p text:style-name="P3"/>
      <text:p text:style-name="P3"/>
      <text:p text:style-name="P3"/>
      <text:list xml:id="list163237676095707" text:continue-numbering="true" text:style-name="WW8Num12">
        <text:list-item>
          <text:p text:style-name="P7">Short message command (dot matrix, extensio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ngXian" svg:font-family="DengXian, 'Arial Unicode MS'" style:font-pitch="variable"/>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SimSun" style:font-family-asian="SimSun, 宋体"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line-height="100%" fo:text-align="justify" style:justify-single-word="false" fo:padding-left="0.0555in" fo:padding-right="0.0555in" fo:padding-top="0.0138in" fo:padding-bottom="0.0138in" fo:border="none" style:snap-to-layout-grid="false">
        <style:tab-stops>
          <style:tab-stop style:position="2.8839in" style:type="center"/>
          <style:tab-stop style:position="5.7681in" style:type="right"/>
        </style:tab-stops>
      </style:paragraph-properties>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text-properties style:font-name="DengXian" fo:font-family="DengXian, 'Arial Unicode MS'" style:font-pitch="variable" fo:font-size="14pt" fo:font-weight="bold" style:font-name-asian="DengXian" style:font-family-asian="DengXian, 'Arial Unicode MS'" style:font-pitch-asian="variable" style:font-size-asian="14pt" style:font-weight-asian="bold" style:font-name-complex="DengXian" style:font-family-complex="DengXian, 'Arial Unicode MS'" style:font-pitch-complex="variable" style:font-size-complex="14pt" style:font-weight-complex="bold"/>
    </style:style>
    <style:style style:name="WW8Num5z0" style:family="text">
      <style:text-properties style:font-name="DengXian" fo:font-family="DengXian, 'Arial Unicode MS'" style:font-pitch="variable" style:font-name-asian="DengXian" style:font-family-asian="DengXian, 'Arial Unicode MS'" style:font-pitch-asian="variable" style:font-name-complex="DengXian" style:font-family-complex="DengXian, 'Arial Unicode MS'" style:font-pitch-complex="variable"/>
    </style:style>
    <style:style style:name="WW8Num6z0" style:family="text">
      <style:text-properties fo:color="#ff0000" style:font-name="DengXian" fo:font-family="DengXian, 'Arial Unicode MS'" style:font-pitch="variable" fo:font-size="14pt" style:font-name-asian="DengXian" style:font-family-asian="DengXian, 'Arial Unicode MS'" style:font-pitch-asian="variable" style:font-size-asian="14pt" style:font-name-complex="DengXian" style:font-family-complex="DengXian, 'Arial Unicode MS'" style:font-pitch-complex="variable" style:font-size-complex="14pt"/>
    </style:style>
    <style:style style:name="WW8Num7z0" style:family="text">
      <style:text-properties style:font-name="DengXian" fo:font-family="DengXian, 'Arial Unicode MS'" style:font-pitch="variable" style:font-name-asian="DengXian" style:font-family-asian="DengXian, 'Arial Unicode MS'" style:font-pitch-asian="variable" style:font-name-complex="DengXian" style:font-family-complex="DengXian, 'Arial Unicode MS'" style:font-pitch-complex="variable"/>
    </style:style>
    <style:style style:name="WW8Num8z0" style:family="text"/>
    <style:style style:name="WW8Num9z0" style:family="text">
      <style:text-properties style:font-name="DengXian" fo:font-family="DengXian, 'Arial Unicode MS'" style:font-pitch="variable" fo:font-size="14pt" style:font-name-asian="DengXian" style:font-family-asian="DengXian, 'Arial Unicode MS'" style:font-pitch-asian="variable" style:font-size-asian="14pt" style:font-name-complex="DengXian" style:font-family-complex="DengXian, 'Arial Unicode MS'" style:font-pitch-complex="variable"/>
    </style:style>
    <style:style style:name="WW8Num10z0" style:family="text">
      <style:text-properties style:font-name="DengXian" fo:font-family="DengXian, 'Arial Unicode MS'" style:font-pitch="variable" style:font-name-asian="DengXian" style:font-family-asian="DengXian, 'Arial Unicode MS'" style:font-pitch-asian="variable" style:font-name-complex="DengXian" style:font-family-complex="DengXian, 'Arial Unicode MS'" style:font-pitch-complex="variable"/>
    </style:style>
    <style:style style:name="WW8Num11z0" style:family="text">
      <style:text-properties style:font-name="DengXian" fo:font-family="DengXian, 'Arial Unicode MS'" style:font-pitch="variable" style:font-name-asian="DengXian" style:font-family-asian="DengXian, 'Arial Unicode MS'" style:font-pitch-asian="variable" style:font-name-complex="DengXian" style:font-family-complex="DengXian, 'Arial Unicode MS'"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Основной_20_шрифт_20_абзаца" style:display-name="Основной шрифт абзаца"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Основной_20_шрифт_20_абзаца"/>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4228in" fo:text-indent="-0.25in" fo:margin-left="0.422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7563in" fo:text-indent="-0.2917in" fo:margin-left="0.7563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048in" fo:text-indent="-0.2917in" fo:margin-left="1.04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3398in" fo:text-indent="-0.2917in" fo:margin-left="1.33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1.6311in" fo:text-indent="-0.2917in" fo:margin-left="1.6311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1.9228in" fo:text-indent="-0.2917in" fo:margin-left="1.922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2.2146in" fo:text-indent="-0.2917in" fo:margin-left="2.2146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2.5063in" fo:text-indent="-0.2917in" fo:margin-left="2.5063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2.798in" fo:text-indent="-0.2917in" fo:margin-left="2.7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479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917in" fo:margin-left="0.8126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2917in" fo:margin-left="1.1043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917in" fo:margin-left="1.3957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917in" fo:margin-left="1.6874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2917in" fo:margin-left="1.9791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917in" fo:margin-left="2.2709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917in" fo:margin-left="2.5626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2917in" fo:margin-left="2.85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一, 二, 三, ..." text:start-value="2">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 style:num-format="1">
        <style:list-level-properties text:list-level-position-and-space-mode="label-alignment">
          <style:list-level-label-alignment text:label-followed-by="nothing" fo:text-indent="0.278in" fo:margin-left="0.608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5">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 style:num-format="1">
        <style:list-level-properties text:list-level-position-and-space-mode="label-alignment">
          <style:list-level-label-alignment text:label-followed-by="nothing" fo:text-indent="0.278in" fo:margin-left="0.017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text:start-value="7">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 style:num-format="1">
        <style:list-level-properties text:list-level-position-and-space-mode="label-alignment">
          <style:list-level-label-alignment text:label-followed-by="nothing" fo:text-indent="0.27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a" style:num-letter-sync="true" text:start-value="2">
        <style:list-level-properties text:list-level-position-and-space-mode="label-alignment">
          <style:list-level-label-alignment text:label-followed-by="listtab" text:list-tab-stop-position="0.2917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917in" fo:margin-left="0.583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2917in" fo:margin-left="0.8752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917in" fo:margin-left="1.4583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2917in" fo:margin-left="1.75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917in" fo:margin-left="2.333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li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第五代主机与PC通讯协议</dc:title>
    <dc:subject/>
    <meta:keyword/>
    <dc:description/>
    <meta:initial-creator>Tian</meta:initial-creator>
    <meta:creation-date>2018-02-14T17:14:00</meta:creation-date>
    <dc:creator>011IT</dc:creator>
    <dc:date>2018-02-14T17:14:00</dc:date>
    <meta:editing-cycles>2</meta:editing-cycles>
    <meta:document-statistic meta:table-count="9" meta:image-count="0" meta:object-count="0" meta:page-count="22" meta:paragraph-count="484" meta:word-count="4056" meta:character-count="20728" meta:non-whitespace-character-count="17306"/>
    <meta:generator>LibreOffice/6.4.7.2$Linux_X86_64 LibreOffice_project/40$Build-2</meta:generator>
    <meta:user-defined meta:name="KSOProductBuildVer">2052-10.1.0.6747</meta:user-defined>
  </office:meta>
</office:document-meta>
</file>